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165cm" style:use-optimal-column-width="true"/>
    </style:style>
    <style:style style:name="co3" style:family="table-column">
      <style:table-column-properties fo:break-before="auto" style:column-width="4.74133333333333cm" style:use-optimal-column-width="true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7.493cm" style:use-optimal-column-width="true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6.87916666666667cm" style:use-optimal-column-width="true"/>
    </style:style>
    <style:style style:name="co8" style:family="table-column">
      <style:table-column-properties fo:break-before="auto" style:column-width="7.217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ndOrderPolynomial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4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R1+C2*R2</text:p>
          </table:table-cell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style-name="ce3"/>
          <table:table-cell office:value-type="string" table:style-name="ce3">
            <text:p>C'0=</text:p>
          </table:table-cell>
          <table:table-cell office:value-type="float" office:value="1.0027299999999999" table:style-name="ce3">
            <text:p>1.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style-name="ce3"/>
          <table:table-cell office:value-type="string" table:style-name="ce3">
            <text:p>C'1=</text:p>
          </table:table-cell>
          <table:table-cell office:value-type="float" office:value="1.9870000000000001" table:style-name="ce3">
            <text:p>1.99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style-name="ce3"/>
          <table:table-cell office:value-type="string" table:style-name="ce3">
            <text:p>C'2=</text:p>
          </table:table-cell>
          <table:table-cell office:value-type="float" office:value="3" table:style-name="ce3">
            <text:p>3.0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2"/>
          <table:table-cell table:number-columns-repeated="2" table:style-name="ce3"/>
          <table:table-cell table:style-name="ce4"/>
          <table:table-cell table:style-name="ce3"/>
          <table:table-cell office:value-type="string" table:style-name="ce3">
            <text:p>g(n)</text:p>
          </table:table-cell>
          <table:table-cell office:value-type="float" office:value="3.3" table:style-name="ce3">
            <text:p>3.3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83333in" svg:y="0.18333in" svg:width="9.01667in" svg:height="3.9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/>
          <table:table-cell table:style-name="ce2"/>
          <table:table-cell table:number-columns-repeated="7"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table:style-name="ce3"/>
          <table:table-cell office:value-type="string" table:style-name="ce3">
            <text:p>f=C0*R0+C1*R1+C2*R2</text:p>
          </table:table-cell>
          <table:table-cell office:value-type="string" table:style-name="ce3">
            <text:p>f'=f+noise</text:p>
          </table:table-cell>
          <table:table-cell office:value-type="string" table:style-name="ce3">
            <text:p>f''=C'0*R0+C'1*R1+C'2*R2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X^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^2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f"</text:p>
          </table:table-cell>
          <table:table-cell office:value-type="string" table:style-name="ce3">
            <text:p>Big Oh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6.25E-2" table:formula="of:=[.G12]*[.G12]" table:style-name="ce3">
            <text:p>0.06</text:p>
          </table:table-cell>
          <table:table-cell office:value-type="float" office:value="-0.15351594295129622" table:formula="of:=(RAND()*2-1)*[.$G$7]" table:style-name="ce3">
            <text:p>-0.15</text:p>
          </table:table-cell>
          <table:table-cell office:value-type="float" office:value="1.6875" table:formula="of:=[.$G$4]*[.F12]+[.$G$5]*[.G12]+[.$G$6]*[.H12]" table:style-name="ce3">
            <text:p>1.69</text:p>
          </table:table-cell>
          <table:table-cell office:value-type="float" office:value="1.5339840570487038" table:formula="of:=[.$G$4]*[.F12]+[.$G$5]*[.G12]+[.$G$6]*[.H12]+[.I12]" table:style-name="ce3">
            <text:p>1.53</text:p>
          </table:table-cell>
          <table:table-cell office:value-type="float" office:value="1.6869799999999999" table:formula="of:=[.$K$4]*[.F12]+[.$K$5]*[.G12]+[.$K$6]*[.H12]" table:style-name="ce3">
            <text:p>1.69</text:p>
          </table:table-cell>
          <table:table-cell office:value-type="float" office:value="0.20624999999999999" table:formula="of:=[.$K$8]*[.H12]" table:style-name="ce1">
            <text:p>0.20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0.25" table:formula="of:=[.G13]*[.G13]" table:style-name="ce3">
            <text:p>0.25</text:p>
          </table:table-cell>
          <table:table-cell office:value-type="float" office:value="6.7174241068861384E-3" table:formula="of:=(RAND()*2-1)*[.$G$7]" table:style-name="ce3">
            <text:p>0.01</text:p>
          </table:table-cell>
          <table:table-cell office:value-type="float" office:value="2.75" table:formula="of:=[.$G$4]*[.F13]+[.$G$5]*[.G13]+[.$G$6]*[.H13]" table:style-name="ce3">
            <text:p>2.75</text:p>
          </table:table-cell>
          <table:table-cell office:value-type="float" office:value="2.7567174241068861" table:formula="of:=[.$G$4]*[.F13]+[.$G$5]*[.G13]+[.$G$6]*[.H13]+[.I13]" table:style-name="ce3">
            <text:p>2.76</text:p>
          </table:table-cell>
          <table:table-cell office:value-type="float" office:value="2.7462299999999997" table:formula="of:=[.$K$4]*[.F13]+[.$K$5]*[.G13]+[.$K$6]*[.H13]" table:style-name="ce3">
            <text:p>2.75</text:p>
          </table:table-cell>
          <table:table-cell office:value-type="float" office:value="0.82499999999999996" table:formula="of:=[.$K$8]*[.H13]" table:style-name="ce1">
            <text:p>0.8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0.5625" table:formula="of:=[.G14]*[.G14]" table:style-name="ce3">
            <text:p>0.56</text:p>
          </table:table-cell>
          <table:table-cell office:value-type="float" office:value="0.39481036061782993" table:formula="of:=(RAND()*2-1)*[.$G$7]" table:style-name="ce3">
            <text:p>0.39</text:p>
          </table:table-cell>
          <table:table-cell office:value-type="float" office:value="4.1875" table:formula="of:=[.$G$4]*[.F14]+[.$G$5]*[.G14]+[.$G$6]*[.H14]" table:style-name="ce3">
            <text:p>4.19</text:p>
          </table:table-cell>
          <table:table-cell office:value-type="float" office:value="4.5823103606178304" table:formula="of:=[.$G$4]*[.F14]+[.$G$5]*[.G14]+[.$G$6]*[.H14]+[.I14]" table:style-name="ce3">
            <text:p>4.58</text:p>
          </table:table-cell>
          <table:table-cell office:value-type="float" office:value="4.1804800000000002" table:formula="of:=[.$K$4]*[.F14]+[.$K$5]*[.G14]+[.$K$6]*[.H14]" table:style-name="ce3">
            <text:p>4.18</text:p>
          </table:table-cell>
          <table:table-cell office:value-type="float" office:value="1.85625" table:formula="of:=[.$K$8]*[.H14]" table:style-name="ce1">
            <text:p>1.85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1" table:formula="of:=[.G15]*[.G15]" table:style-name="ce3">
            <text:p>1.00</text:p>
          </table:table-cell>
          <table:table-cell office:value-type="float" office:value="-0.53019213815604638" table:formula="of:=(RAND()*2-1)*[.$G$7]" table:style-name="ce3">
            <text:p>-0.53</text:p>
          </table:table-cell>
          <table:table-cell office:value-type="float" office:value="6" table:formula="of:=[.$G$4]*[.F15]+[.$G$5]*[.G15]+[.$G$6]*[.H15]" table:style-name="ce3">
            <text:p>6.00</text:p>
          </table:table-cell>
          <table:table-cell office:value-type="float" office:value="5.4698078618439538" table:formula="of:=[.$G$4]*[.F15]+[.$G$5]*[.G15]+[.$G$6]*[.H15]+[.I15]" table:style-name="ce3">
            <text:p>5.47</text:p>
          </table:table-cell>
          <table:table-cell office:value-type="float" office:value="5.9897299999999998" table:formula="of:=[.$K$4]*[.F15]+[.$K$5]*[.G15]+[.$K$6]*[.H15]" table:style-name="ce3">
            <text:p>5.99</text:p>
          </table:table-cell>
          <table:table-cell office:value-type="float" office:value="3.3" table:formula="of:=[.$K$8]*[.H15]" table:style-name="ce1">
            <text:p>3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1.5625" table:formula="of:=[.G16]*[.G16]" table:style-name="ce3">
            <text:p>1.56</text:p>
          </table:table-cell>
          <table:table-cell office:value-type="float" office:value="-0.33521388984796618" table:formula="of:=(RAND()*2-1)*[.$G$7]" table:style-name="ce3">
            <text:p>-0.34</text:p>
          </table:table-cell>
          <table:table-cell office:value-type="float" office:value="8.1875" table:formula="of:=[.$G$4]*[.F16]+[.$G$5]*[.G16]+[.$G$6]*[.H16]" table:style-name="ce3">
            <text:p>8.19</text:p>
          </table:table-cell>
          <table:table-cell office:value-type="float" office:value="7.8522861101520336" table:formula="of:=[.$G$4]*[.F16]+[.$G$5]*[.G16]+[.$G$6]*[.H16]+[.I16]" table:style-name="ce3">
            <text:p>7.85</text:p>
          </table:table-cell>
          <table:table-cell office:value-type="float" office:value="8.1739800000000002" table:formula="of:=[.$K$4]*[.F16]+[.$K$5]*[.G16]+[.$K$6]*[.H16]" table:style-name="ce3">
            <text:p>8.17</text:p>
          </table:table-cell>
          <table:table-cell office:value-type="float" office:value="5.15625" table:formula="of:=[.$K$8]*[.H16]" table:style-name="ce1">
            <text:p>5.15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2.25" table:formula="of:=[.G17]*[.G17]" table:style-name="ce3">
            <text:p>2.25</text:p>
          </table:table-cell>
          <table:table-cell office:value-type="float" office:value="0.48407896948766793" table:formula="of:=(RAND()*2-1)*[.$G$7]" table:style-name="ce3">
            <text:p>0.48</text:p>
          </table:table-cell>
          <table:table-cell office:value-type="float" office:value="10.75" table:formula="of:=[.$G$4]*[.F17]+[.$G$5]*[.G17]+[.$G$6]*[.H17]" table:style-name="ce3">
            <text:p>10.75</text:p>
          </table:table-cell>
          <table:table-cell office:value-type="float" office:value="11.234078969487667" table:formula="of:=[.$G$4]*[.F17]+[.$G$5]*[.G17]+[.$G$6]*[.H17]+[.I17]" table:style-name="ce3">
            <text:p>11.23</text:p>
          </table:table-cell>
          <table:table-cell office:value-type="float" office:value="10.733229999999999" table:formula="of:=[.$K$4]*[.F17]+[.$K$5]*[.G17]+[.$K$6]*[.H17]" table:style-name="ce3">
            <text:p>10.73</text:p>
          </table:table-cell>
          <table:table-cell office:value-type="float" office:value="7.4249999999999998" table:formula="of:=[.$K$8]*[.H17]" table:style-name="ce1">
            <text:p>7.4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3.0625" table:formula="of:=[.G18]*[.G18]" table:style-name="ce3">
            <text:p>3.06</text:p>
          </table:table-cell>
          <table:table-cell office:value-type="float" office:value="0.38306853921581618" table:formula="of:=(RAND()*2-1)*[.$G$7]" table:style-name="ce3">
            <text:p>0.38</text:p>
          </table:table-cell>
          <table:table-cell office:value-type="float" office:value="13.6875" table:formula="of:=[.$G$4]*[.F18]+[.$G$5]*[.G18]+[.$G$6]*[.H18]" table:style-name="ce3">
            <text:p>13.69</text:p>
          </table:table-cell>
          <table:table-cell office:value-type="float" office:value="14.070568539215817" table:formula="of:=[.$G$4]*[.F18]+[.$G$5]*[.G18]+[.$G$6]*[.H18]+[.I18]" table:style-name="ce3">
            <text:p>14.07</text:p>
          </table:table-cell>
          <table:table-cell office:value-type="float" office:value="13.667480000000001" table:formula="of:=[.$K$4]*[.F18]+[.$K$5]*[.G18]+[.$K$6]*[.H18]" table:style-name="ce3">
            <text:p>13.67</text:p>
          </table:table-cell>
          <table:table-cell office:value-type="float" office:value="10.106249999999999" table:formula="of:=[.$K$8]*[.H18]" table:style-name="ce1">
            <text:p>10.10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4" table:formula="of:=[.G19]*[.G19]" table:style-name="ce3">
            <text:p>4.00</text:p>
          </table:table-cell>
          <table:table-cell office:value-type="float" office:value="0.37467431589880951" table:formula="of:=(RAND()*2-1)*[.$G$7]" table:style-name="ce3">
            <text:p>0.37</text:p>
          </table:table-cell>
          <table:table-cell office:value-type="float" office:value="17" table:formula="of:=[.$G$4]*[.F19]+[.$G$5]*[.G19]+[.$G$6]*[.H19]" table:style-name="ce3">
            <text:p>17.00</text:p>
          </table:table-cell>
          <table:table-cell office:value-type="float" office:value="17.374674315898808" table:formula="of:=[.$G$4]*[.F19]+[.$G$5]*[.G19]+[.$G$6]*[.H19]+[.I19]" table:style-name="ce3">
            <text:p>17.37</text:p>
          </table:table-cell>
          <table:table-cell office:value-type="float" office:value="16.97673" table:formula="of:=[.$K$4]*[.F19]+[.$K$5]*[.G19]+[.$K$6]*[.H19]" table:style-name="ce3">
            <text:p>16.98</text:p>
          </table:table-cell>
          <table:table-cell office:value-type="float" office:value="13.2" table:formula="of:=[.$K$8]*[.H19]" table:style-name="ce1">
            <text:p>13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5.0625" table:formula="of:=[.G20]*[.G20]" table:style-name="ce3">
            <text:p>5.06</text:p>
          </table:table-cell>
          <table:table-cell office:value-type="float" office:value="-0.65464477898737217" table:formula="of:=(RAND()*2-1)*[.$G$7]" table:style-name="ce3">
            <text:p>-0.65</text:p>
          </table:table-cell>
          <table:table-cell office:value-type="float" office:value="20.6875" table:formula="of:=[.$G$4]*[.F20]+[.$G$5]*[.G20]+[.$G$6]*[.H20]" table:style-name="ce3">
            <text:p>20.69</text:p>
          </table:table-cell>
          <table:table-cell office:value-type="float" office:value="20.032855221012628" table:formula="of:=[.$G$4]*[.F20]+[.$G$5]*[.G20]+[.$G$6]*[.H20]+[.I20]" table:style-name="ce3">
            <text:p>20.03</text:p>
          </table:table-cell>
          <table:table-cell office:value-type="float" office:value="20.660980000000002" table:formula="of:=[.$K$4]*[.F20]+[.$K$5]*[.G20]+[.$K$6]*[.H20]" table:style-name="ce3">
            <text:p>20.66</text:p>
          </table:table-cell>
          <table:table-cell office:value-type="float" office:value="16.706250000000001" table:formula="of:=[.$K$8]*[.H20]" table:style-name="ce1">
            <text:p>16.70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6.25" table:formula="of:=[.G21]*[.G21]" table:style-name="ce3">
            <text:p>6.25</text:p>
          </table:table-cell>
          <table:table-cell office:value-type="float" office:value="0.64235084876278292" table:formula="of:=(RAND()*2-1)*[.$G$7]" table:style-name="ce3">
            <text:p>0.64</text:p>
          </table:table-cell>
          <table:table-cell office:value-type="float" office:value="24.75" table:formula="of:=[.$G$4]*[.F21]+[.$G$5]*[.G21]+[.$G$6]*[.H21]" table:style-name="ce3">
            <text:p>24.75</text:p>
          </table:table-cell>
          <table:table-cell office:value-type="float" office:value="25.392350848762781" table:formula="of:=[.$G$4]*[.F21]+[.$G$5]*[.G21]+[.$G$6]*[.H21]+[.I21]" table:style-name="ce3">
            <text:p>25.39</text:p>
          </table:table-cell>
          <table:table-cell office:value-type="float" office:value="24.720230000000001" table:formula="of:=[.$K$4]*[.F21]+[.$K$5]*[.G21]+[.$K$6]*[.H21]" table:style-name="ce3">
            <text:p>24.72</text:p>
          </table:table-cell>
          <table:table-cell office:value-type="float" office:value="20.625" table:formula="of:=[.$K$8]*[.H21]" table:style-name="ce1">
            <text:p>20.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7.5625" table:formula="of:=[.G22]*[.G22]" table:style-name="ce3">
            <text:p>7.56</text:p>
          </table:table-cell>
          <table:table-cell office:value-type="float" office:value="-0.70364050144858181" table:formula="of:=(RAND()*2-1)*[.$G$7]" table:style-name="ce3">
            <text:p>-0.70</text:p>
          </table:table-cell>
          <table:table-cell office:value-type="float" office:value="29.1875" table:formula="of:=[.$G$4]*[.F22]+[.$G$5]*[.G22]+[.$G$6]*[.H22]" table:style-name="ce3">
            <text:p>29.19</text:p>
          </table:table-cell>
          <table:table-cell office:value-type="float" office:value="28.483859498551418" table:formula="of:=[.$G$4]*[.F22]+[.$G$5]*[.G22]+[.$G$6]*[.H22]+[.I22]" table:style-name="ce3">
            <text:p>28.48</text:p>
          </table:table-cell>
          <table:table-cell office:value-type="float" office:value="29.15448" table:formula="of:=[.$K$4]*[.F22]+[.$K$5]*[.G22]+[.$K$6]*[.H22]" table:style-name="ce3">
            <text:p>29.15</text:p>
          </table:table-cell>
          <table:table-cell office:value-type="float" office:value="24.956249999999997" table:formula="of:=[.$K$8]*[.H22]" table:style-name="ce1">
            <text:p>24.95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9" table:formula="of:=[.G23]*[.G23]" table:style-name="ce3">
            <text:p>9.00</text:p>
          </table:table-cell>
          <table:table-cell office:value-type="float" office:value="0.93943625170964706" table:formula="of:=(RAND()*2-1)*[.$G$7]" table:style-name="ce3">
            <text:p>0.94</text:p>
          </table:table-cell>
          <table:table-cell office:value-type="float" office:value="34" table:formula="of:=[.$G$4]*[.F23]+[.$G$5]*[.G23]+[.$G$6]*[.H23]" table:style-name="ce3">
            <text:p>34.00</text:p>
          </table:table-cell>
          <table:table-cell office:value-type="float" office:value="34.939436251709644" table:formula="of:=[.$G$4]*[.F23]+[.$G$5]*[.G23]+[.$G$6]*[.H23]+[.I23]" table:style-name="ce3">
            <text:p>34.94</text:p>
          </table:table-cell>
          <table:table-cell office:value-type="float" office:value="33.963729999999998" table:formula="of:=[.$K$4]*[.F23]+[.$K$5]*[.G23]+[.$K$6]*[.H23]" table:style-name="ce3">
            <text:p>33.96</text:p>
          </table:table-cell>
          <table:table-cell office:value-type="float" office:value="29.7" table:formula="of:=[.$K$8]*[.H23]" table:style-name="ce1">
            <text:p>29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10.5625" table:formula="of:=[.G24]*[.G24]" table:style-name="ce3">
            <text:p>10.56</text:p>
          </table:table-cell>
          <table:table-cell office:value-type="float" office:value="-0.52313206392572709" table:formula="of:=(RAND()*2-1)*[.$G$7]" table:style-name="ce3">
            <text:p>-0.52</text:p>
          </table:table-cell>
          <table:table-cell office:value-type="float" office:value="39.1875" table:formula="of:=[.$G$4]*[.F24]+[.$G$5]*[.G24]+[.$G$6]*[.H24]" table:style-name="ce3">
            <text:p>39.19</text:p>
          </table:table-cell>
          <table:table-cell office:value-type="float" office:value="38.664367936074271" table:formula="of:=[.$G$4]*[.F24]+[.$G$5]*[.G24]+[.$G$6]*[.H24]+[.I24]" table:style-name="ce3">
            <text:p>38.66</text:p>
          </table:table-cell>
          <table:table-cell office:value-type="float" office:value="39.147980000000004" table:formula="of:=[.$K$4]*[.F24]+[.$K$5]*[.G24]+[.$K$6]*[.H24]" table:style-name="ce3">
            <text:p>39.15</text:p>
          </table:table-cell>
          <table:table-cell office:value-type="float" office:value="34.856249999999996" table:formula="of:=[.$K$8]*[.H24]" table:style-name="ce1">
            <text:p>34.85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12.25" table:formula="of:=[.G25]*[.G25]" table:style-name="ce3">
            <text:p>12.25</text:p>
          </table:table-cell>
          <table:table-cell office:value-type="float" office:value="-0.42902292973465905" table:formula="of:=(RAND()*2-1)*[.$G$7]" table:style-name="ce3">
            <text:p>-0.43</text:p>
          </table:table-cell>
          <table:table-cell office:value-type="float" office:value="44.75" table:formula="of:=[.$G$4]*[.F25]+[.$G$5]*[.G25]+[.$G$6]*[.H25]" table:style-name="ce3">
            <text:p>44.75</text:p>
          </table:table-cell>
          <table:table-cell office:value-type="float" office:value="44.320977070265343" table:formula="of:=[.$G$4]*[.F25]+[.$G$5]*[.G25]+[.$G$6]*[.H25]+[.I25]" table:style-name="ce3">
            <text:p>44.32</text:p>
          </table:table-cell>
          <table:table-cell office:value-type="float" office:value="44.707230000000003" table:formula="of:=[.$K$4]*[.F25]+[.$K$5]*[.G25]+[.$K$6]*[.H25]" table:style-name="ce3">
            <text:p>44.71</text:p>
          </table:table-cell>
          <table:table-cell office:value-type="float" office:value="40.424999999999997" table:formula="of:=[.$K$8]*[.H25]" table:style-name="ce1">
            <text:p>40.4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14.0625" table:formula="of:=[.G26]*[.G26]" table:style-name="ce3">
            <text:p>14.06</text:p>
          </table:table-cell>
          <table:table-cell office:value-type="float" office:value="0.34643344401217568" table:formula="of:=(RAND()*2-1)*[.$G$7]" table:style-name="ce3">
            <text:p>0.35</text:p>
          </table:table-cell>
          <table:table-cell office:value-type="float" office:value="50.6875" table:formula="of:=[.$G$4]*[.F26]+[.$G$5]*[.G26]+[.$G$6]*[.H26]" table:style-name="ce3">
            <text:p>50.69</text:p>
          </table:table-cell>
          <table:table-cell office:value-type="float" office:value="51.033933444012177" table:formula="of:=[.$G$4]*[.F26]+[.$G$5]*[.G26]+[.$G$6]*[.H26]+[.I26]" table:style-name="ce3">
            <text:p>51.03</text:p>
          </table:table-cell>
          <table:table-cell office:value-type="float" office:value="50.641480000000001" table:formula="of:=[.$K$4]*[.F26]+[.$K$5]*[.G26]+[.$K$6]*[.H26]" table:style-name="ce3">
            <text:p>50.64</text:p>
          </table:table-cell>
          <table:table-cell office:value-type="float" office:value="46.40625" table:formula="of:=[.$K$8]*[.H26]" table:style-name="ce1">
            <text:p>46.40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16" table:formula="of:=[.G27]*[.G27]" table:style-name="ce3">
            <text:p>16.00</text:p>
          </table:table-cell>
          <table:table-cell office:value-type="float" office:value="-0.90493091526539349" table:formula="of:=(RAND()*2-1)*[.$G$7]" table:style-name="ce3">
            <text:p>-0.90</text:p>
          </table:table-cell>
          <table:table-cell office:value-type="float" office:value="57" table:formula="of:=[.$G$4]*[.F27]+[.$G$5]*[.G27]+[.$G$6]*[.H27]" table:style-name="ce3">
            <text:p>57.00</text:p>
          </table:table-cell>
          <table:table-cell office:value-type="float" office:value="56.095069084734604" table:formula="of:=[.$G$4]*[.F27]+[.$G$5]*[.G27]+[.$G$6]*[.H27]+[.I27]" table:style-name="ce3">
            <text:p>56.10</text:p>
          </table:table-cell>
          <table:table-cell office:value-type="float" office:value="56.95073" table:formula="of:=[.$K$4]*[.F27]+[.$K$5]*[.G27]+[.$K$6]*[.H27]" table:style-name="ce3">
            <text:p>56.95</text:p>
          </table:table-cell>
          <table:table-cell office:value-type="float" office:value="52.8" table:formula="of:=[.$K$8]*[.H27]" table:style-name="ce1">
            <text:p>52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18.0625" table:formula="of:=[.G28]*[.G28]" table:style-name="ce3">
            <text:p>18.06</text:p>
          </table:table-cell>
          <table:table-cell office:value-type="float" office:value="-0.67640408832879872" table:formula="of:=(RAND()*2-1)*[.$G$7]" table:style-name="ce3">
            <text:p>-0.68</text:p>
          </table:table-cell>
          <table:table-cell office:value-type="float" office:value="63.6875" table:formula="of:=[.$G$4]*[.F28]+[.$G$5]*[.G28]+[.$G$6]*[.H28]" table:style-name="ce3">
            <text:p>63.69</text:p>
          </table:table-cell>
          <table:table-cell office:value-type="float" office:value="63.011095911671198" table:formula="of:=[.$G$4]*[.F28]+[.$G$5]*[.G28]+[.$G$6]*[.H28]+[.I28]" table:style-name="ce3">
            <text:p>63.01</text:p>
          </table:table-cell>
          <table:table-cell office:value-type="float" office:value="63.634979999999999" table:formula="of:=[.$K$4]*[.F28]+[.$K$5]*[.G28]+[.$K$6]*[.H28]" table:style-name="ce3">
            <text:p>63.63</text:p>
          </table:table-cell>
          <table:table-cell office:value-type="float" office:value="59.606249999999996" table:formula="of:=[.$K$8]*[.H28]" table:style-name="ce1">
            <text:p>59.60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20.25" table:formula="of:=[.G29]*[.G29]" table:style-name="ce3">
            <text:p>20.25</text:p>
          </table:table-cell>
          <table:table-cell office:value-type="float" office:value="-0.57645137694980408" table:formula="of:=(RAND()*2-1)*[.$G$7]" table:style-name="ce3">
            <text:p>-0.58</text:p>
          </table:table-cell>
          <table:table-cell office:value-type="float" office:value="70.75" table:formula="of:=[.$G$4]*[.F29]+[.$G$5]*[.G29]+[.$G$6]*[.H29]" table:style-name="ce3">
            <text:p>70.75</text:p>
          </table:table-cell>
          <table:table-cell office:value-type="float" office:value="70.173548623050195" table:formula="of:=[.$G$4]*[.F29]+[.$G$5]*[.G29]+[.$G$6]*[.H29]+[.I29]" table:style-name="ce3">
            <text:p>70.17</text:p>
          </table:table-cell>
          <table:table-cell office:value-type="float" office:value="70.694230000000005" table:formula="of:=[.$K$4]*[.F29]+[.$K$5]*[.G29]+[.$K$6]*[.H29]" table:style-name="ce3">
            <text:p>70.69</text:p>
          </table:table-cell>
          <table:table-cell office:value-type="float" office:value="66.825000000000003" table:formula="of:=[.$K$8]*[.H29]" table:style-name="ce1">
            <text:p>66.8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22.5625" table:formula="of:=[.G30]*[.G30]" table:style-name="ce3">
            <text:p>22.56</text:p>
          </table:table-cell>
          <table:table-cell office:value-type="float" office:value="-0.24287791697687799" table:formula="of:=(RAND()*2-1)*[.$G$7]" table:style-name="ce3">
            <text:p>-0.24</text:p>
          </table:table-cell>
          <table:table-cell office:value-type="float" office:value="78.1875" table:formula="of:=[.$G$4]*[.F30]+[.$G$5]*[.G30]+[.$G$6]*[.H30]" table:style-name="ce3">
            <text:p>78.19</text:p>
          </table:table-cell>
          <table:table-cell office:value-type="float" office:value="77.94462208302312" table:formula="of:=[.$G$4]*[.F30]+[.$G$5]*[.G30]+[.$G$6]*[.H30]+[.I30]" table:style-name="ce3">
            <text:p>77.94</text:p>
          </table:table-cell>
          <table:table-cell office:value-type="float" office:value="78.128479999999996" table:formula="of:=[.$K$4]*[.F30]+[.$K$5]*[.G30]+[.$K$6]*[.H30]" table:style-name="ce3">
            <text:p>78.13</text:p>
          </table:table-cell>
          <table:table-cell office:value-type="float" office:value="74.456249999999997" table:formula="of:=[.$K$8]*[.H30]" table:style-name="ce1">
            <text:p>74.4562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25" table:formula="of:=[.G31]*[.G31]" table:style-name="ce3">
            <text:p>25.00</text:p>
          </table:table-cell>
          <table:table-cell office:value-type="float" office:value="-0.33167640986988944" table:formula="of:=(RAND()*2-1)*[.$G$7]" table:style-name="ce3">
            <text:p>-0.33</text:p>
          </table:table-cell>
          <table:table-cell office:value-type="float" office:value="86" table:formula="of:=[.$G$4]*[.F31]+[.$G$5]*[.G31]+[.$G$6]*[.H31]" table:style-name="ce3">
            <text:p>86.00</text:p>
          </table:table-cell>
          <table:table-cell office:value-type="float" office:value="85.668323590130115" table:formula="of:=[.$G$4]*[.F31]+[.$G$5]*[.G31]+[.$G$6]*[.H31]+[.I31]" table:style-name="ce3">
            <text:p>85.67</text:p>
          </table:table-cell>
          <table:table-cell office:value-type="float" office:value="85.937730000000002" table:formula="of:=[.$K$4]*[.F31]+[.$K$5]*[.G31]+[.$K$6]*[.H31]" table:style-name="ce3">
            <text:p>85.94</text:p>
          </table:table-cell>
          <table:table-cell office:value-type="float" office:value="82.5" table:formula="of:=[.$K$8]*[.H31]" table:style-name="ce1">
            <text:p>82.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36" table:formula="of:=[.G32]*[.G32]" table:style-name="ce3">
            <text:p>36.00</text:p>
          </table:table-cell>
          <table:table-cell office:value-type="float" office:value="-0.58765219698897631" table:formula="of:=(RAND()*2-1)*[.$G$7]" table:style-name="ce3">
            <text:p>-0.59</text:p>
          </table:table-cell>
          <table:table-cell office:value-type="float" office:value="121" table:formula="of:=[.$G$4]*[.F32]+[.$G$5]*[.G32]+[.$G$6]*[.H32]" table:style-name="ce3">
            <text:p>121.00</text:p>
          </table:table-cell>
          <table:table-cell office:value-type="float" office:value="120.41234780301103" table:formula="of:=[.$G$4]*[.F32]+[.$G$5]*[.G32]+[.$G$6]*[.H32]+[.I32]" table:style-name="ce3">
            <text:p>120.41</text:p>
          </table:table-cell>
          <table:table-cell office:value-type="float" office:value="120.92473" table:formula="of:=[.$K$4]*[.F32]+[.$K$5]*[.G32]+[.$K$6]*[.H32]" table:style-name="ce3">
            <text:p>120.92</text:p>
          </table:table-cell>
          <table:table-cell office:value-type="float" office:value="118.8" table:formula="of:=[.$K$8]*[.H32]" table:style-name="ce1">
            <text:p>118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49" table:formula="of:=[.G33]*[.G33]" table:style-name="ce3">
            <text:p>49.00</text:p>
          </table:table-cell>
          <table:table-cell office:value-type="float" office:value="-0.89792438302220012" table:formula="of:=(RAND()*2-1)*[.$G$7]" table:style-name="ce3">
            <text:p>-0.90</text:p>
          </table:table-cell>
          <table:table-cell office:value-type="float" office:value="162" table:formula="of:=[.$G$4]*[.F33]+[.$G$5]*[.G33]+[.$G$6]*[.H33]" table:style-name="ce3">
            <text:p>162.00</text:p>
          </table:table-cell>
          <table:table-cell office:value-type="float" office:value="161.1020756169778" table:formula="of:=[.$G$4]*[.F33]+[.$G$5]*[.G33]+[.$G$6]*[.H33]+[.I33]" table:style-name="ce3">
            <text:p>161.10</text:p>
          </table:table-cell>
          <table:table-cell office:value-type="float" office:value="161.91173000000001" table:formula="of:=[.$K$4]*[.F33]+[.$K$5]*[.G33]+[.$K$6]*[.H33]" table:style-name="ce3">
            <text:p>161.91</text:p>
          </table:table-cell>
          <table:table-cell office:value-type="float" office:value="161.69999999999999" table:formula="of:=[.$K$8]*[.H33]" table:style-name="ce1">
            <text:p>161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64" table:formula="of:=[.G34]*[.G34]" table:style-name="ce3">
            <text:p>64.00</text:p>
          </table:table-cell>
          <table:table-cell office:value-type="float" office:value="-0.5609091119842875" table:formula="of:=(RAND()*2-1)*[.$G$7]" table:style-name="ce3">
            <text:p>-0.56</text:p>
          </table:table-cell>
          <table:table-cell office:value-type="float" office:value="209" table:formula="of:=[.$G$4]*[.F34]+[.$G$5]*[.G34]+[.$G$6]*[.H34]" table:style-name="ce3">
            <text:p>209.00</text:p>
          </table:table-cell>
          <table:table-cell office:value-type="float" office:value="208.4390908880157" table:formula="of:=[.$G$4]*[.F34]+[.$G$5]*[.G34]+[.$G$6]*[.H34]+[.I34]" table:style-name="ce3">
            <text:p>208.44</text:p>
          </table:table-cell>
          <table:table-cell office:value-type="float" office:value="208.89873" table:formula="of:=[.$K$4]*[.F34]+[.$K$5]*[.G34]+[.$K$6]*[.H34]" table:style-name="ce3">
            <text:p>208.90</text:p>
          </table:table-cell>
          <table:table-cell office:value-type="float" office:value="211.2" table:formula="of:=[.$K$8]*[.H34]" table:style-name="ce1">
            <text:p>211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81" table:formula="of:=[.G35]*[.G35]" table:style-name="ce3">
            <text:p>81.00</text:p>
          </table:table-cell>
          <table:table-cell office:value-type="float" office:value="0.92567865777693537" table:formula="of:=(RAND()*2-1)*[.$G$7]" table:style-name="ce3">
            <text:p>0.93</text:p>
          </table:table-cell>
          <table:table-cell office:value-type="float" office:value="262" table:formula="of:=[.$G$4]*[.F35]+[.$G$5]*[.G35]+[.$G$6]*[.H35]" table:style-name="ce3">
            <text:p>262.00</text:p>
          </table:table-cell>
          <table:table-cell office:value-type="float" office:value="262.92567865777693" table:formula="of:=[.$G$4]*[.F35]+[.$G$5]*[.G35]+[.$G$6]*[.H35]+[.I35]" table:style-name="ce3">
            <text:p>262.93</text:p>
          </table:table-cell>
          <table:table-cell office:value-type="float" office:value="261.88573000000002" table:formula="of:=[.$K$4]*[.F35]+[.$K$5]*[.G35]+[.$K$6]*[.H35]" table:style-name="ce3">
            <text:p>261.89</text:p>
          </table:table-cell>
          <table:table-cell office:value-type="float" office:value="267.3" table:formula="of:=[.$K$8]*[.H35]" table:style-name="ce1">
            <text:p>267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00" table:formula="of:=[.G36]*[.G36]" table:style-name="ce3">
            <text:p>100.00</text:p>
          </table:table-cell>
          <table:table-cell office:value-type="float" office:value="-0.41696539430610291" table:formula="of:=(RAND()*2-1)*[.$G$7]" table:style-name="ce3">
            <text:p>-0.42</text:p>
          </table:table-cell>
          <table:table-cell office:value-type="float" office:value="321" table:formula="of:=[.$G$4]*[.F36]+[.$G$5]*[.G36]+[.$G$6]*[.H36]" table:style-name="ce3">
            <text:p>321.00</text:p>
          </table:table-cell>
          <table:table-cell office:value-type="float" office:value="320.58303460569391" table:formula="of:=[.$G$4]*[.F36]+[.$G$5]*[.G36]+[.$G$6]*[.H36]+[.I36]" table:style-name="ce3">
            <text:p>320.58</text:p>
          </table:table-cell>
          <table:table-cell office:value-type="float" office:value="320.87272999999999" table:formula="of:=[.$K$4]*[.F36]+[.$K$5]*[.G36]+[.$K$6]*[.H36]" table:style-name="ce3">
            <text:p>320.87</text:p>
          </table:table-cell>
          <table:table-cell office:value-type="float" office:value="330" table:formula="of:=[.$K$8]*[.H36]" table:style-name="ce1">
            <text:p>33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21" table:formula="of:=[.G37]*[.G37]" table:style-name="ce3">
            <text:p>121.00</text:p>
          </table:table-cell>
          <table:table-cell office:value-type="float" office:value="-0.1210442137215173" table:formula="of:=(RAND()*2-1)*[.$G$7]" table:style-name="ce3">
            <text:p>-0.12</text:p>
          </table:table-cell>
          <table:table-cell office:value-type="float" office:value="386" table:formula="of:=[.$G$4]*[.F37]+[.$G$5]*[.G37]+[.$G$6]*[.H37]" table:style-name="ce3">
            <text:p>386.00</text:p>
          </table:table-cell>
          <table:table-cell office:value-type="float" office:value="385.87895578627848" table:formula="of:=[.$G$4]*[.F37]+[.$G$5]*[.G37]+[.$G$6]*[.H37]+[.I37]" table:style-name="ce3">
            <text:p>385.88</text:p>
          </table:table-cell>
          <table:table-cell office:value-type="float" office:value="385.85973000000001" table:formula="of:=[.$K$4]*[.F37]+[.$K$5]*[.G37]+[.$K$6]*[.H37]" table:style-name="ce3">
            <text:p>385.86</text:p>
          </table:table-cell>
          <table:table-cell office:value-type="float" office:value="399.29999999999995" table:formula="of:=[.$K$8]*[.H37]" table:style-name="ce1">
            <text:p>399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44" table:formula="of:=[.G38]*[.G38]" table:style-name="ce3">
            <text:p>144.00</text:p>
          </table:table-cell>
          <table:table-cell office:value-type="float" office:value="0.3199209770574134" table:formula="of:=(RAND()*2-1)*[.$G$7]" table:style-name="ce3">
            <text:p>0.32</text:p>
          </table:table-cell>
          <table:table-cell office:value-type="float" office:value="457" table:formula="of:=[.$G$4]*[.F38]+[.$G$5]*[.G38]+[.$G$6]*[.H38]" table:style-name="ce3">
            <text:p>457.00</text:p>
          </table:table-cell>
          <table:table-cell office:value-type="float" office:value="457.31992097705739" table:formula="of:=[.$G$4]*[.F38]+[.$G$5]*[.G38]+[.$G$6]*[.H38]+[.I38]" table:style-name="ce3">
            <text:p>457.32</text:p>
          </table:table-cell>
          <table:table-cell office:value-type="float" office:value="456.84672999999998" table:formula="of:=[.$K$4]*[.F38]+[.$K$5]*[.G38]+[.$K$6]*[.H38]" table:style-name="ce3">
            <text:p>456.85</text:p>
          </table:table-cell>
          <table:table-cell office:value-type="float" office:value="475.2" table:formula="of:=[.$K$8]*[.H38]" table:style-name="ce1">
            <text:p>475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69" table:formula="of:=[.G39]*[.G39]" table:style-name="ce3">
            <text:p>169.00</text:p>
          </table:table-cell>
          <table:table-cell office:value-type="float" office:value="0.92329775541005499" table:formula="of:=(RAND()*2-1)*[.$G$7]" table:style-name="ce3">
            <text:p>0.92</text:p>
          </table:table-cell>
          <table:table-cell office:value-type="float" office:value="534" table:formula="of:=[.$G$4]*[.F39]+[.$G$5]*[.G39]+[.$G$6]*[.H39]" table:style-name="ce3">
            <text:p>534.00</text:p>
          </table:table-cell>
          <table:table-cell office:value-type="float" office:value="534.92329775541009" table:formula="of:=[.$G$4]*[.F39]+[.$G$5]*[.G39]+[.$G$6]*[.H39]+[.I39]" table:style-name="ce3">
            <text:p>534.92</text:p>
          </table:table-cell>
          <table:table-cell office:value-type="float" office:value="533.83373000000006" table:formula="of:=[.$K$4]*[.F39]+[.$K$5]*[.G39]+[.$K$6]*[.H39]" table:style-name="ce3">
            <text:p>533.83</text:p>
          </table:table-cell>
          <table:table-cell office:value-type="float" office:value="557.69999999999993" table:formula="of:=[.$K$8]*[.H39]" table:style-name="ce1">
            <text:p>557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96" table:formula="of:=[.G40]*[.G40]" table:style-name="ce3">
            <text:p>196.00</text:p>
          </table:table-cell>
          <table:table-cell office:value-type="float" office:value="-0.17547408128432807" table:formula="of:=(RAND()*2-1)*[.$G$7]" table:style-name="ce3">
            <text:p>-0.18</text:p>
          </table:table-cell>
          <table:table-cell office:value-type="float" office:value="617" table:formula="of:=[.$G$4]*[.F40]+[.$G$5]*[.G40]+[.$G$6]*[.H40]" table:style-name="ce3">
            <text:p>617.00</text:p>
          </table:table-cell>
          <table:table-cell office:value-type="float" office:value="616.82452591871572" table:formula="of:=[.$G$4]*[.F40]+[.$G$5]*[.G40]+[.$G$6]*[.H40]+[.I40]" table:style-name="ce3">
            <text:p>616.82</text:p>
          </table:table-cell>
          <table:table-cell office:value-type="float" office:value="616.82073000000003" table:formula="of:=[.$K$4]*[.F40]+[.$K$5]*[.G40]+[.$K$6]*[.H40]" table:style-name="ce3">
            <text:p>616.82</text:p>
          </table:table-cell>
          <table:table-cell office:value-type="float" office:value="646.79999999999995" table:formula="of:=[.$K$8]*[.H40]" table:style-name="ce1">
            <text:p>646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225" table:formula="of:=[.G41]*[.G41]" table:style-name="ce3">
            <text:p>225.00</text:p>
          </table:table-cell>
          <table:table-cell office:value-type="float" office:value="-4.6948088645439645E-2" table:formula="of:=(RAND()*2-1)*[.$G$7]" table:style-name="ce3">
            <text:p>-0.05</text:p>
          </table:table-cell>
          <table:table-cell office:value-type="float" office:value="706" table:formula="of:=[.$G$4]*[.F41]+[.$G$5]*[.G41]+[.$G$6]*[.H41]" table:style-name="ce3">
            <text:p>706.00</text:p>
          </table:table-cell>
          <table:table-cell office:value-type="float" office:value="705.95305191135458" table:formula="of:=[.$G$4]*[.F41]+[.$G$5]*[.G41]+[.$G$6]*[.H41]+[.I41]" table:style-name="ce3">
            <text:p>705.95</text:p>
          </table:table-cell>
          <table:table-cell office:value-type="float" office:value="705.80772999999999" table:formula="of:=[.$K$4]*[.F41]+[.$K$5]*[.G41]+[.$K$6]*[.H41]" table:style-name="ce3">
            <text:p>705.81</text:p>
          </table:table-cell>
          <table:table-cell office:value-type="float" office:value="742.5" table:formula="of:=[.$K$8]*[.H41]" table:style-name="ce1">
            <text:p>742.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256" table:formula="of:=[.G42]*[.G42]" table:style-name="ce3">
            <text:p>256.00</text:p>
          </table:table-cell>
          <table:table-cell office:value-type="float" office:value="-0.38227293220381764" table:formula="of:=(RAND()*2-1)*[.$G$7]" table:style-name="ce3">
            <text:p>-0.38</text:p>
          </table:table-cell>
          <table:table-cell office:value-type="float" office:value="801" table:formula="of:=[.$G$4]*[.F42]+[.$G$5]*[.G42]+[.$G$6]*[.H42]" table:style-name="ce3">
            <text:p>801.00</text:p>
          </table:table-cell>
          <table:table-cell office:value-type="float" office:value="800.61772706779618" table:formula="of:=[.$G$4]*[.F42]+[.$G$5]*[.G42]+[.$G$6]*[.H42]+[.I42]" table:style-name="ce3">
            <text:p>800.62</text:p>
          </table:table-cell>
          <table:table-cell office:value-type="float" office:value="800.79472999999996" table:formula="of:=[.$K$4]*[.F42]+[.$K$5]*[.G42]+[.$K$6]*[.H42]" table:style-name="ce3">
            <text:p>800.79</text:p>
          </table:table-cell>
          <table:table-cell office:value-type="float" office:value="844.8" table:formula="of:=[.$K$8]*[.H42]" table:style-name="ce1">
            <text:p>844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289" table:formula="of:=[.G43]*[.G43]" table:style-name="ce3">
            <text:p>289.00</text:p>
          </table:table-cell>
          <table:table-cell office:value-type="float" office:value="-0.48607882413515768" table:formula="of:=(RAND()*2-1)*[.$G$7]" table:style-name="ce3">
            <text:p>-0.49</text:p>
          </table:table-cell>
          <table:table-cell office:value-type="float" office:value="902" table:formula="of:=[.$G$4]*[.F43]+[.$G$5]*[.G43]+[.$G$6]*[.H43]" table:style-name="ce3">
            <text:p>902.00</text:p>
          </table:table-cell>
          <table:table-cell office:value-type="float" office:value="901.51392117586488" table:formula="of:=[.$G$4]*[.F43]+[.$G$5]*[.G43]+[.$G$6]*[.H43]+[.I43]" table:style-name="ce3">
            <text:p>901.51</text:p>
          </table:table-cell>
          <table:table-cell office:value-type="float" office:value="901.78173000000004" table:formula="of:=[.$K$4]*[.F43]+[.$K$5]*[.G43]+[.$K$6]*[.H43]" table:style-name="ce3">
            <text:p>901.78</text:p>
          </table:table-cell>
          <table:table-cell office:value-type="float" office:value="953.69999999999993" table:formula="of:=[.$K$8]*[.H43]" table:style-name="ce1">
            <text:p>953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324" table:formula="of:=[.G44]*[.G44]" table:style-name="ce3">
            <text:p>324.00</text:p>
          </table:table-cell>
          <table:table-cell office:value-type="float" office:value="0.64855520624454899" table:formula="of:=(RAND()*2-1)*[.$G$7]" table:style-name="ce3">
            <text:p>0.65</text:p>
          </table:table-cell>
          <table:table-cell office:value-type="float" office:value="1009" table:formula="of:=[.$G$4]*[.F44]+[.$G$5]*[.G44]+[.$G$6]*[.H44]" table:style-name="ce3">
            <text:p>1009.00</text:p>
          </table:table-cell>
          <table:table-cell office:value-type="float" office:value="1009.6485552062445" table:formula="of:=[.$G$4]*[.F44]+[.$G$5]*[.G44]+[.$G$6]*[.H44]+[.I44]" table:style-name="ce3">
            <text:p>1009.65</text:p>
          </table:table-cell>
          <table:table-cell office:value-type="float" office:value="1008.76873" table:formula="of:=[.$K$4]*[.F44]+[.$K$5]*[.G44]+[.$K$6]*[.H44]" table:style-name="ce3">
            <text:p>1008.77</text:p>
          </table:table-cell>
          <table:table-cell office:value-type="float" office:value="1069.2" table:formula="of:=[.$K$8]*[.H44]" table:style-name="ce1">
            <text:p>1069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361" table:formula="of:=[.G45]*[.G45]" table:style-name="ce3">
            <text:p>361.00</text:p>
          </table:table-cell>
          <table:table-cell office:value-type="float" office:value="-8.4443637133084559E-2" table:formula="of:=(RAND()*2-1)*[.$G$7]" table:style-name="ce3">
            <text:p>-0.08</text:p>
          </table:table-cell>
          <table:table-cell office:value-type="float" office:value="1122" table:formula="of:=[.$G$4]*[.F45]+[.$G$5]*[.G45]+[.$G$6]*[.H45]" table:style-name="ce3">
            <text:p>1122.00</text:p>
          </table:table-cell>
          <table:table-cell office:value-type="float" office:value="1121.9155563628669" table:formula="of:=[.$G$4]*[.F45]+[.$G$5]*[.G45]+[.$G$6]*[.H45]+[.I45]" table:style-name="ce3">
            <text:p>1121.92</text:p>
          </table:table-cell>
          <table:table-cell office:value-type="float" office:value="1121.7557300000001" table:formula="of:=[.$K$4]*[.F45]+[.$K$5]*[.G45]+[.$K$6]*[.H45]" table:style-name="ce3">
            <text:p>1121.76</text:p>
          </table:table-cell>
          <table:table-cell office:value-type="float" office:value="1191.3" table:formula="of:=[.$K$8]*[.H45]" table:style-name="ce1">
            <text:p>1191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400" table:formula="of:=[.G46]*[.G46]" table:style-name="ce3">
            <text:p>400.00</text:p>
          </table:table-cell>
          <table:table-cell office:value-type="float" office:value="-0.66684648642194699" table:formula="of:=(RAND()*2-1)*[.$G$7]" table:style-name="ce3">
            <text:p>-0.67</text:p>
          </table:table-cell>
          <table:table-cell office:value-type="float" office:value="1241" table:formula="of:=[.$G$4]*[.F46]+[.$G$5]*[.G46]+[.$G$6]*[.H46]" table:style-name="ce3">
            <text:p>1241.00</text:p>
          </table:table-cell>
          <table:table-cell office:value-type="float" office:value="1240.3331535135781" table:formula="of:=[.$G$4]*[.F46]+[.$G$5]*[.G46]+[.$G$6]*[.H46]+[.I46]" table:style-name="ce3">
            <text:p>1240.33</text:p>
          </table:table-cell>
          <table:table-cell office:value-type="float" office:value="1240.7427299999999" table:formula="of:=[.$K$4]*[.F46]+[.$K$5]*[.G46]+[.$K$6]*[.H46]" table:style-name="ce3">
            <text:p>1240.74</text:p>
          </table:table-cell>
          <table:table-cell office:value-type="float" office:value="1320" table:formula="of:=[.$K$8]*[.H46]" table:style-name="ce1">
            <text:p>132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441" table:formula="of:=[.G47]*[.G47]" table:style-name="ce3">
            <text:p>441.00</text:p>
          </table:table-cell>
          <table:table-cell office:value-type="float" office:value="-1.9087835288615906E-2" table:formula="of:=(RAND()*2-1)*[.$G$7]" table:style-name="ce3">
            <text:p>-0.02</text:p>
          </table:table-cell>
          <table:table-cell office:value-type="float" office:value="1366" table:formula="of:=[.$G$4]*[.F47]+[.$G$5]*[.G47]+[.$G$6]*[.H47]" table:style-name="ce3">
            <text:p>1366.00</text:p>
          </table:table-cell>
          <table:table-cell office:value-type="float" office:value="1365.9809121647113" table:formula="of:=[.$G$4]*[.F47]+[.$G$5]*[.G47]+[.$G$6]*[.H47]+[.I47]" table:style-name="ce3">
            <text:p>1365.98</text:p>
          </table:table-cell>
          <table:table-cell office:value-type="float" office:value="1365.72973" table:formula="of:=[.$K$4]*[.F47]+[.$K$5]*[.G47]+[.$K$6]*[.H47]" table:style-name="ce3">
            <text:p>1365.73</text:p>
          </table:table-cell>
          <table:table-cell office:value-type="float" office:value="1455.3" table:formula="of:=[.$K$8]*[.H47]" table:style-name="ce1">
            <text:p>1455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484" table:formula="of:=[.G48]*[.G48]" table:style-name="ce3">
            <text:p>484.00</text:p>
          </table:table-cell>
          <table:table-cell office:value-type="float" office:value="0.93508836922114713" table:formula="of:=(RAND()*2-1)*[.$G$7]" table:style-name="ce3">
            <text:p>0.94</text:p>
          </table:table-cell>
          <table:table-cell office:value-type="float" office:value="1497" table:formula="of:=[.$G$4]*[.F48]+[.$G$5]*[.G48]+[.$G$6]*[.H48]" table:style-name="ce3">
            <text:p>1497.00</text:p>
          </table:table-cell>
          <table:table-cell office:value-type="float" office:value="1497.9350883692211" table:formula="of:=[.$G$4]*[.F48]+[.$G$5]*[.G48]+[.$G$6]*[.H48]+[.I48]" table:style-name="ce3">
            <text:p>1497.94</text:p>
          </table:table-cell>
          <table:table-cell office:value-type="float" office:value="1496.7167300000001" table:formula="of:=[.$K$4]*[.F48]+[.$K$5]*[.G48]+[.$K$6]*[.H48]" table:style-name="ce3">
            <text:p>1496.72</text:p>
          </table:table-cell>
          <table:table-cell office:value-type="float" office:value="1597.1999999999998" table:formula="of:=[.$K$8]*[.H48]" table:style-name="ce1">
            <text:p>1597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529" table:formula="of:=[.G49]*[.G49]" table:style-name="ce3">
            <text:p>529.00</text:p>
          </table:table-cell>
          <table:table-cell office:value-type="float" office:value="-0.38824686360829741" table:formula="of:=(RAND()*2-1)*[.$G$7]" table:style-name="ce3">
            <text:p>-0.39</text:p>
          </table:table-cell>
          <table:table-cell office:value-type="float" office:value="1634" table:formula="of:=[.$G$4]*[.F49]+[.$G$5]*[.G49]+[.$G$6]*[.H49]" table:style-name="ce3">
            <text:p>1634.00</text:p>
          </table:table-cell>
          <table:table-cell office:value-type="float" office:value="1633.6117531363916" table:formula="of:=[.$G$4]*[.F49]+[.$G$5]*[.G49]+[.$G$6]*[.H49]+[.I49]" table:style-name="ce3">
            <text:p>1633.61</text:p>
          </table:table-cell>
          <table:table-cell office:value-type="float" office:value="1633.70373" table:formula="of:=[.$K$4]*[.F49]+[.$K$5]*[.G49]+[.$K$6]*[.H49]" table:style-name="ce3">
            <text:p>1633.70</text:p>
          </table:table-cell>
          <table:table-cell office:value-type="float" office:value="1745.6999999999998" table:formula="of:=[.$K$8]*[.H49]" table:style-name="ce1">
            <text:p>1745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576" table:formula="of:=[.G50]*[.G50]" table:style-name="ce3">
            <text:p>576.00</text:p>
          </table:table-cell>
          <table:table-cell office:value-type="float" office:value="0.57518341280175256" table:formula="of:=(RAND()*2-1)*[.$G$7]" table:style-name="ce3">
            <text:p>0.58</text:p>
          </table:table-cell>
          <table:table-cell office:value-type="float" office:value="1777" table:formula="of:=[.$G$4]*[.F50]+[.$G$5]*[.G50]+[.$G$6]*[.H50]" table:style-name="ce3">
            <text:p>1777.00</text:p>
          </table:table-cell>
          <table:table-cell office:value-type="float" office:value="1777.5751834128018" table:formula="of:=[.$G$4]*[.F50]+[.$G$5]*[.G50]+[.$G$6]*[.H50]+[.I50]" table:style-name="ce3">
            <text:p>1777.58</text:p>
          </table:table-cell>
          <table:table-cell office:value-type="float" office:value="1776.69073" table:formula="of:=[.$K$4]*[.F50]+[.$K$5]*[.G50]+[.$K$6]*[.H50]" table:style-name="ce3">
            <text:p>1776.69</text:p>
          </table:table-cell>
          <table:table-cell office:value-type="float" office:value="1900.8" table:formula="of:=[.$K$8]*[.H50]" table:style-name="ce1">
            <text:p>1900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625" table:formula="of:=[.G51]*[.G51]" table:style-name="ce3">
            <text:p>625.00</text:p>
          </table:table-cell>
          <table:table-cell office:value-type="float" office:value="-0.66029587166502002" table:formula="of:=(RAND()*2-1)*[.$G$7]" table:style-name="ce3">
            <text:p>-0.66</text:p>
          </table:table-cell>
          <table:table-cell office:value-type="float" office:value="1926" table:formula="of:=[.$G$4]*[.F51]+[.$G$5]*[.G51]+[.$G$6]*[.H51]" table:style-name="ce3">
            <text:p>1926.00</text:p>
          </table:table-cell>
          <table:table-cell office:value-type="float" office:value="1925.3397041283349" table:formula="of:=[.$G$4]*[.F51]+[.$G$5]*[.G51]+[.$G$6]*[.H51]+[.I51]" table:style-name="ce3">
            <text:p>1925.34</text:p>
          </table:table-cell>
          <table:table-cell office:value-type="float" office:value="1925.6777300000001" table:formula="of:=[.$K$4]*[.F51]+[.$K$5]*[.G51]+[.$K$6]*[.H51]" table:style-name="ce3">
            <text:p>1925.68</text:p>
          </table:table-cell>
          <table:table-cell office:value-type="float" office:value="2062.5" table:formula="of:=[.$K$8]*[.H51]" table:style-name="ce1">
            <text:p>2062.5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676" table:formula="of:=[.G52]*[.G52]" table:style-name="ce3">
            <text:p>676.00</text:p>
          </table:table-cell>
          <table:table-cell office:value-type="float" office:value="-0.77363637004746066" table:formula="of:=(RAND()*2-1)*[.$G$7]" table:style-name="ce3">
            <text:p>-0.77</text:p>
          </table:table-cell>
          <table:table-cell office:value-type="float" office:value="2081" table:formula="of:=[.$G$4]*[.F52]+[.$G$5]*[.G52]+[.$G$6]*[.H52]" table:style-name="ce3">
            <text:p>2081.00</text:p>
          </table:table-cell>
          <table:table-cell office:value-type="float" office:value="2080.2263636299526" table:formula="of:=[.$G$4]*[.F52]+[.$G$5]*[.G52]+[.$G$6]*[.H52]+[.I52]" table:style-name="ce3">
            <text:p>2080.23</text:p>
          </table:table-cell>
          <table:table-cell office:value-type="float" office:value="2080.66473" table:formula="of:=[.$K$4]*[.F52]+[.$K$5]*[.G52]+[.$K$6]*[.H52]" table:style-name="ce3">
            <text:p>2080.66</text:p>
          </table:table-cell>
          <table:table-cell office:value-type="float" office:value="2230.7999999999997" table:formula="of:=[.$K$8]*[.H52]" table:style-name="ce1">
            <text:p>2230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729" table:formula="of:=[.G53]*[.G53]" table:style-name="ce3">
            <text:p>729.00</text:p>
          </table:table-cell>
          <table:table-cell office:value-type="float" office:value="-0.92031871507605167" table:formula="of:=(RAND()*2-1)*[.$G$7]" table:style-name="ce3">
            <text:p>-0.92</text:p>
          </table:table-cell>
          <table:table-cell office:value-type="float" office:value="2242" table:formula="of:=[.$G$4]*[.F53]+[.$G$5]*[.G53]+[.$G$6]*[.H53]" table:style-name="ce3">
            <text:p>2242.00</text:p>
          </table:table-cell>
          <table:table-cell office:value-type="float" office:value="2241.0796812849239" table:formula="of:=[.$G$4]*[.F53]+[.$G$5]*[.G53]+[.$G$6]*[.H53]+[.I53]" table:style-name="ce3">
            <text:p>2241.08</text:p>
          </table:table-cell>
          <table:table-cell office:value-type="float" office:value="2241.65173" table:formula="of:=[.$K$4]*[.F53]+[.$K$5]*[.G53]+[.$K$6]*[.H53]" table:style-name="ce3">
            <text:p>2241.65</text:p>
          </table:table-cell>
          <table:table-cell office:value-type="float" office:value="2405.6999999999998" table:formula="of:=[.$K$8]*[.H53]" table:style-name="ce1">
            <text:p>2405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784" table:formula="of:=[.G54]*[.G54]" table:style-name="ce3">
            <text:p>784.00</text:p>
          </table:table-cell>
          <table:table-cell office:value-type="float" office:value="0.68027268693994558" table:formula="of:=(RAND()*2-1)*[.$G$7]" table:style-name="ce3">
            <text:p>0.68</text:p>
          </table:table-cell>
          <table:table-cell office:value-type="float" office:value="2409" table:formula="of:=[.$G$4]*[.F54]+[.$G$5]*[.G54]+[.$G$6]*[.H54]" table:style-name="ce3">
            <text:p>2409.00</text:p>
          </table:table-cell>
          <table:table-cell office:value-type="float" office:value="2409.68027268694" table:formula="of:=[.$G$4]*[.F54]+[.$G$5]*[.G54]+[.$G$6]*[.H54]+[.I54]" table:style-name="ce3">
            <text:p>2409.68</text:p>
          </table:table-cell>
          <table:table-cell office:value-type="float" office:value="2408.6387300000001" table:formula="of:=[.$K$4]*[.F54]+[.$K$5]*[.G54]+[.$K$6]*[.H54]" table:style-name="ce3">
            <text:p>2408.64</text:p>
          </table:table-cell>
          <table:table-cell office:value-type="float" office:value="2587.1999999999998" table:formula="of:=[.$K$8]*[.H54]" table:style-name="ce1">
            <text:p>2587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841" table:formula="of:=[.G55]*[.G55]" table:style-name="ce3">
            <text:p>841.00</text:p>
          </table:table-cell>
          <table:table-cell office:value-type="float" office:value="-0.50685558280102172" table:formula="of:=(RAND()*2-1)*[.$G$7]" table:style-name="ce3">
            <text:p>-0.51</text:p>
          </table:table-cell>
          <table:table-cell office:value-type="float" office:value="2582" table:formula="of:=[.$G$4]*[.F55]+[.$G$5]*[.G55]+[.$G$6]*[.H55]" table:style-name="ce3">
            <text:p>2582.00</text:p>
          </table:table-cell>
          <table:table-cell office:value-type="float" office:value="2581.4931444171989" table:formula="of:=[.$G$4]*[.F55]+[.$G$5]*[.G55]+[.$G$6]*[.H55]+[.I55]" table:style-name="ce3">
            <text:p>2581.49</text:p>
          </table:table-cell>
          <table:table-cell office:value-type="float" office:value="2581.6257300000002" table:formula="of:=[.$K$4]*[.F55]+[.$K$5]*[.G55]+[.$K$6]*[.H55]" table:style-name="ce3">
            <text:p>2581.63</text:p>
          </table:table-cell>
          <table:table-cell office:value-type="float" office:value="2775.2999999999997" table:formula="of:=[.$K$8]*[.H55]" table:style-name="ce1">
            <text:p>2775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900" table:formula="of:=[.G56]*[.G56]" table:style-name="ce3">
            <text:p>900.00</text:p>
          </table:table-cell>
          <table:table-cell office:value-type="float" office:value="7.9980037700988493E-2" table:formula="of:=(RAND()*2-1)*[.$G$7]" table:style-name="ce3">
            <text:p>0.08</text:p>
          </table:table-cell>
          <table:table-cell office:value-type="float" office:value="2761" table:formula="of:=[.$G$4]*[.F56]+[.$G$5]*[.G56]+[.$G$6]*[.H56]" table:style-name="ce3">
            <text:p>2761.00</text:p>
          </table:table-cell>
          <table:table-cell office:value-type="float" office:value="2761.0799800377008" table:formula="of:=[.$G$4]*[.F56]+[.$G$5]*[.G56]+[.$G$6]*[.H56]+[.I56]" table:style-name="ce3">
            <text:p>2761.08</text:p>
          </table:table-cell>
          <table:table-cell office:value-type="float" office:value="2760.6127299999998" table:formula="of:=[.$K$4]*[.F56]+[.$K$5]*[.G56]+[.$K$6]*[.H56]" table:style-name="ce3">
            <text:p>2760.61</text:p>
          </table:table-cell>
          <table:table-cell office:value-type="float" office:value="2970" table:formula="of:=[.$K$8]*[.H56]" table:style-name="ce1">
            <text:p>297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961" table:formula="of:=[.G57]*[.G57]" table:style-name="ce3">
            <text:p>961.00</text:p>
          </table:table-cell>
          <table:table-cell office:value-type="float" office:value="-0.64648405638547146" table:formula="of:=(RAND()*2-1)*[.$G$7]" table:style-name="ce3">
            <text:p>-0.65</text:p>
          </table:table-cell>
          <table:table-cell office:value-type="float" office:value="2946" table:formula="of:=[.$G$4]*[.F57]+[.$G$5]*[.G57]+[.$G$6]*[.H57]" table:style-name="ce3">
            <text:p>2946.00</text:p>
          </table:table-cell>
          <table:table-cell office:value-type="float" office:value="2945.3535159436146" table:formula="of:=[.$G$4]*[.F57]+[.$G$5]*[.G57]+[.$G$6]*[.H57]+[.I57]" table:style-name="ce3">
            <text:p>2945.35</text:p>
          </table:table-cell>
          <table:table-cell office:value-type="float" office:value="2945.5997299999999" table:formula="of:=[.$K$4]*[.F57]+[.$K$5]*[.G57]+[.$K$6]*[.H57]" table:style-name="ce3">
            <text:p>2945.60</text:p>
          </table:table-cell>
          <table:table-cell office:value-type="float" office:value="3171.2999999999997" table:formula="of:=[.$K$8]*[.H57]" table:style-name="ce1">
            <text:p>3171.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024" table:formula="of:=[.G58]*[.G58]" table:style-name="ce3">
            <text:p>1024.00</text:p>
          </table:table-cell>
          <table:table-cell office:value-type="float" office:value="0.22710737056960206" table:formula="of:=(RAND()*2-1)*[.$G$7]" table:style-name="ce3">
            <text:p>0.23</text:p>
          </table:table-cell>
          <table:table-cell office:value-type="float" office:value="3137" table:formula="of:=[.$G$4]*[.F58]+[.$G$5]*[.G58]+[.$G$6]*[.H58]" table:style-name="ce3">
            <text:p>3137.00</text:p>
          </table:table-cell>
          <table:table-cell office:value-type="float" office:value="3137.2271073705697" table:formula="of:=[.$G$4]*[.F58]+[.$G$5]*[.G58]+[.$G$6]*[.H58]+[.I58]" table:style-name="ce3">
            <text:p>3137.23</text:p>
          </table:table-cell>
          <table:table-cell office:value-type="float" office:value="3136.58673" table:formula="of:=[.$K$4]*[.F58]+[.$K$5]*[.G58]+[.$K$6]*[.H58]" table:style-name="ce3">
            <text:p>3136.59</text:p>
          </table:table-cell>
          <table:table-cell office:value-type="float" office:value="3379.2" table:formula="of:=[.$K$8]*[.H58]" table:style-name="ce1">
            <text:p>3379.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089" table:formula="of:=[.G59]*[.G59]" table:style-name="ce3">
            <text:p>1089.00</text:p>
          </table:table-cell>
          <table:table-cell office:value-type="float" office:value="-1.3015267109701689E-2" table:formula="of:=(RAND()*2-1)*[.$G$7]" table:style-name="ce3">
            <text:p>-0.01</text:p>
          </table:table-cell>
          <table:table-cell office:value-type="float" office:value="3334" table:formula="of:=[.$G$4]*[.F59]+[.$G$5]*[.G59]+[.$G$6]*[.H59]" table:style-name="ce3">
            <text:p>3334.00</text:p>
          </table:table-cell>
          <table:table-cell office:value-type="float" office:value="3333.9869847328905" table:formula="of:=[.$G$4]*[.F59]+[.$G$5]*[.G59]+[.$G$6]*[.H59]+[.I59]" table:style-name="ce3">
            <text:p>3333.99</text:p>
          </table:table-cell>
          <table:table-cell office:value-type="float" office:value="3333.5737300000001" table:formula="of:=[.$K$4]*[.F59]+[.$K$5]*[.G59]+[.$K$6]*[.H59]" table:style-name="ce3">
            <text:p>3333.57</text:p>
          </table:table-cell>
          <table:table-cell office:value-type="float" office:value="3593.7" table:formula="of:=[.$K$8]*[.H59]" table:style-name="ce1">
            <text:p>3593.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156" table:formula="of:=[.G60]*[.G60]" table:style-name="ce3">
            <text:p>1156.00</text:p>
          </table:table-cell>
          <table:table-cell office:value-type="float" office:value="0.36935637410842426" table:formula="of:=(RAND()*2-1)*[.$G$7]" table:style-name="ce3">
            <text:p>0.37</text:p>
          </table:table-cell>
          <table:table-cell office:value-type="float" office:value="3537" table:formula="of:=[.$G$4]*[.F60]+[.$G$5]*[.G60]+[.$G$6]*[.H60]" table:style-name="ce3">
            <text:p>3537.00</text:p>
          </table:table-cell>
          <table:table-cell office:value-type="float" office:value="3537.3693563741085" table:formula="of:=[.$G$4]*[.F60]+[.$G$5]*[.G60]+[.$G$6]*[.H60]+[.I60]" table:style-name="ce3">
            <text:p>3537.37</text:p>
          </table:table-cell>
          <table:table-cell office:value-type="float" office:value="3536.5607300000001" table:formula="of:=[.$K$4]*[.F60]+[.$K$5]*[.G60]+[.$K$6]*[.H60]" table:style-name="ce3">
            <text:p>3536.56</text:p>
          </table:table-cell>
          <table:table-cell office:value-type="float" office:value="3814.7999999999997" table:formula="of:=[.$K$8]*[.H60]" table:style-name="ce1">
            <text:p>3814.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225" table:formula="of:=[.G61]*[.G61]" table:style-name="ce3">
            <text:p>1225.00</text:p>
          </table:table-cell>
          <table:table-cell office:value-type="float" office:value="0.97002655961920592" table:formula="of:=(RAND()*2-1)*[.$G$7]" table:style-name="ce3">
            <text:p>0.97</text:p>
          </table:table-cell>
          <table:table-cell office:value-type="float" office:value="3746" table:formula="of:=[.$G$4]*[.F61]+[.$G$5]*[.G61]+[.$G$6]*[.H61]" table:style-name="ce3">
            <text:p>3746.00</text:p>
          </table:table-cell>
          <table:table-cell office:value-type="float" office:value="3746.9700265596193" table:formula="of:=[.$G$4]*[.F61]+[.$G$5]*[.G61]+[.$G$6]*[.H61]+[.I61]" table:style-name="ce3">
            <text:p>3746.97</text:p>
          </table:table-cell>
          <table:table-cell office:value-type="float" office:value="3745.5477300000002" table:formula="of:=[.$K$4]*[.F61]+[.$K$5]*[.G61]+[.$K$6]*[.H61]" table:style-name="ce3">
            <text:p>3745.55</text:p>
          </table:table-cell>
          <table:table-cell office:value-type="float" office:value="4042.5" table:formula="of:=[.$K$8]*[.H61]" table:style-name="ce1">
            <text:p>4042.5</text:p>
          </table:table-cell>
          <table:table-cell table:number-columns-repeated="16371"/>
        </table:table-row>
        <table:table-row table:number-rows-repeated="1048515" table:style-name="ro1">
          <table:table-cell table:number-columns-repeated="16384"/>
        </table:table-row>
      </table:table>
      <table:table table:name="NLogN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4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Log(R1)+C2*R1*Log(R1)</text:p>
          </table:table-cell>
          <table:table-cell table:number-columns-repeated="6" table:style-name="ce3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style-name="ce3"/>
          <table:table-cell office:value-type="string" table:style-name="ce3">
            <text:p>C'0</text:p>
          </table:table-cell>
          <table:table-cell office:value-type="float" office:value="0.82399999999999995" table:style-name="ce3">
            <text:p>0.82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style-name="ce3"/>
          <table:table-cell office:value-type="string" table:style-name="ce3">
            <text:p>C'1</text:p>
          </table:table-cell>
          <table:table-cell office:value-type="float" office:value="1.82" table:style-name="ce3">
            <text:p>1.82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style-name="ce3"/>
          <table:table-cell office:value-type="string" table:style-name="ce3">
            <text:p>C'2</text:p>
          </table:table-cell>
          <table:table-cell office:value-type="float" office:value="3" table:style-name="ce3">
            <text:p>3.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style-name="ce4"/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2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3">
            <text:p>g(n)=</text:p>
          </table:table-cell>
          <table:table-cell office:value-type="float" office:value="3.3" table:style-name="ce3">
            <text:p>3.30</text:p>
          </table:table-cell>
          <table:table-cell office:value-type="string" table:style-name="ce3">
            <text:p>*Nlog(N)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Log(R1)</text:p>
          </table:table-cell>
          <table:table-cell office:value-type="string" table:style-name="ce3">
            <text:p>R1*Log(R1)</text:p>
          </table:table-cell>
          <table:table-cell table:style-name="ce3"/>
          <table:table-cell office:value-type="string" table:style-name="ce3">
            <text:p>f=C0*R0+C1*Log(R1)+C2*R1*Log(R1)</text:p>
          </table:table-cell>
          <table:table-cell office:value-type="string" table:style-name="ce3">
            <text:p>f'=f+noise</text:p>
          </table:table-cell>
          <table:table-cell office:value-type="string" table:style-name="ce3">
            <text:p>f''=C'0*R0+C'1*Log(R1)+C'2*R1*Log(R1)</text:p>
          </table:table-cell>
          <table:table-cell office:value-type="string" table:style-name="ce3">
            <text:p>Big Oh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N^0</text:p>
          </table:table-cell>
          <table:table-cell office:value-type="string" table:style-name="ce3">
            <text:p>N</text:p>
          </table:table-cell>
          <table:table-cell office:value-type="string" table:style-name="ce3">
            <text:p>log(N)</text:p>
          </table:table-cell>
          <table:table-cell office:value-type="string" table:style-name="ce3">
            <text:p>Nlog(N)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Function</text:p>
          </table:table-cell>
          <table:table-cell table:style-name="ce3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-0.6020599913279624" table:formula="of:=LOG([.G12])" table:style-name="ce3">
            <text:p>-0.60</text:p>
            <draw:frame draw:z-index="1" draw:id="id1" draw:style-name="a1" draw:name="Chart 2" svg:x="0.16667in" svg:y="0.13333in" svg:width="8.8125in" svg:height="4.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-0.1505149978319906" table:formula="of:=[.G12]*[.H12]" table:style-name="ce3">
            <text:p>-0.15</text:p>
          </table:table-cell>
          <table:table-cell office:value-type="float" office:value="-0.67880372597076177" table:formula="of:=(RAND()*2-1)*[.$G$7]" table:style-name="ce3">
            <text:p>-0.68</text:p>
          </table:table-cell>
          <table:table-cell office:value-type="float" office:value="-0.65566497615189656" table:formula="of:=[.$G$4]*[.F12]+[.$G$5]*[.H12]+[.$G$6]*[.I12]" table:style-name="ce3">
            <text:p>-0.66</text:p>
          </table:table-cell>
          <table:table-cell office:value-type="float" office:value="-1.3344687021226584" table:formula="of:=[.$G$4]*[.F12]+[.$G$5]*[.H12]+[.$G$6]*[.I12]+[.J12]" table:style-name="ce3">
            <text:p>-1.33</text:p>
          </table:table-cell>
          <table:table-cell office:value-type="float" office:value="-0.72329417771286342" table:formula="of:=[.$K$4]*[.F12]+[.$K$5]*[.H12]+[.$K$6]*[.I12]" table:style-name="ce3">
            <text:p>-0.72</text:p>
          </table:table-cell>
          <table:table-cell office:value-type="float" office:value="-0.49669949284556897" table:formula="of:=[.I12]*[.$L$8]" table:style-name="ce1">
            <text:p>-0.49669949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-0.3010299956639812" table:formula="of:=LOG([.G13])" table:style-name="ce3">
            <text:p>-0.30</text:p>
          </table:table-cell>
          <table:table-cell office:value-type="float" office:value="-0.1505149978319906" table:formula="of:=[.G13]*[.H13]" table:style-name="ce3">
            <text:p>-0.15</text:p>
          </table:table-cell>
          <table:table-cell office:value-type="float" office:value="-0.90250864227272887" table:formula="of:=(RAND()*2-1)*[.$G$7]" table:style-name="ce3">
            <text:p>-0.90</text:p>
          </table:table-cell>
          <table:table-cell office:value-type="float" office:value="-5.3604984823934165E-2" table:formula="of:=[.$G$4]*[.F13]+[.$G$5]*[.H13]+[.$G$6]*[.I13]" table:style-name="ce3">
            <text:p>-0.05</text:p>
          </table:table-cell>
          <table:table-cell office:value-type="float" office:value="-0.95611362709666303" table:formula="of:=[.$G$4]*[.F13]+[.$G$5]*[.H13]+[.$G$6]*[.I13]+[.J13]" table:style-name="ce3">
            <text:p>-0.96</text:p>
          </table:table-cell>
          <table:table-cell office:value-type="float" office:value="-0.17541958560441762" table:formula="of:=[.$K$4]*[.F13]+[.$K$5]*[.H13]+[.$K$6]*[.I13]" table:style-name="ce3">
            <text:p>-0.18</text:p>
          </table:table-cell>
          <table:table-cell office:value-type="float" office:value="-0.49669949284556897" table:formula="of:=[.I13]*[.$L$8]" table:style-name="ce1">
            <text:p>-0.49669949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-0.12493873660829995" table:formula="of:=LOG([.G14])" table:style-name="ce3">
            <text:p>-0.12</text:p>
          </table:table-cell>
          <table:table-cell office:value-type="float" office:value="-9.3704052456224957E-2" table:formula="of:=[.G14]*[.H14]" table:style-name="ce3">
            <text:p>-0.09</text:p>
          </table:table-cell>
          <table:table-cell office:value-type="float" office:value="-0.93073737152113223" table:formula="of:=(RAND()*2-1)*[.$G$7]" table:style-name="ce3">
            <text:p>-0.93</text:p>
          </table:table-cell>
          <table:table-cell office:value-type="float" office:value="0.46901036941472518" table:formula="of:=[.$G$4]*[.F14]+[.$G$5]*[.H14]+[.$G$6]*[.I14]" table:style-name="ce3">
            <text:p>0.47</text:p>
          </table:table-cell>
          <table:table-cell office:value-type="float" office:value="-0.46172700210640705" table:formula="of:=[.$G$4]*[.F14]+[.$G$5]*[.H14]+[.$G$6]*[.I14]+[.J14]" table:style-name="ce3">
            <text:p>-0.46</text:p>
          </table:table-cell>
          <table:table-cell office:value-type="float" office:value="0.31549934200421914" table:formula="of:=[.$K$4]*[.F14]+[.$K$5]*[.H14]+[.$K$6]*[.I14]" table:style-name="ce3">
            <text:p>0.32</text:p>
          </table:table-cell>
          <table:table-cell office:value-type="float" office:value="-0.30922337310554232" table:formula="of:=[.I14]*[.$L$8]" table:style-name="ce1">
            <text:p>-0.30922337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0" table:formula="of:=LOG([.G15])" table:style-name="ce3">
            <text:p>0.00</text:p>
          </table:table-cell>
          <table:table-cell office:value-type="float" office:value="0" table:formula="of:=[.G15]*[.H15]" table:style-name="ce3">
            <text:p>0.00</text:p>
          </table:table-cell>
          <table:table-cell office:value-type="float" office:value="-0.25464863588890796" table:formula="of:=(RAND()*2-1)*[.$G$7]" table:style-name="ce3">
            <text:p>-0.25</text:p>
          </table:table-cell>
          <table:table-cell office:value-type="float" office:value="1" table:formula="of:=[.$G$4]*[.F15]+[.$G$5]*[.H15]+[.$G$6]*[.I15]" table:style-name="ce3">
            <text:p>1.00</text:p>
          </table:table-cell>
          <table:table-cell office:value-type="float" office:value="0.74535136411109204" table:formula="of:=[.$G$4]*[.F15]+[.$G$5]*[.H15]+[.$G$6]*[.I15]+[.J15]" table:style-name="ce3">
            <text:p>0.75</text:p>
          </table:table-cell>
          <table:table-cell office:value-type="float" office:value="0.82399999999999995" table:formula="of:=[.$K$4]*[.F15]+[.$K$5]*[.H15]+[.$K$6]*[.I15]" table:style-name="ce3">
            <text:p>0.82</text:p>
          </table:table-cell>
          <table:table-cell office:value-type="float" office:value="0" table:formula="of:=[.I15]*[.$L$8]" table:style-name="ce1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9.691001300805642E-2" table:formula="of:=LOG([.G16])" table:style-name="ce3">
            <text:p>0.10</text:p>
          </table:table-cell>
          <table:table-cell office:value-type="float" office:value="0.12113751626007052" table:formula="of:=[.G16]*[.H16]" table:style-name="ce3">
            <text:p>0.12</text:p>
          </table:table-cell>
          <table:table-cell office:value-type="float" office:value="0.76938127468887219" table:formula="of:=(RAND()*2-1)*[.$G$7]" table:style-name="ce3">
            <text:p>0.77</text:p>
          </table:table-cell>
          <table:table-cell office:value-type="float" office:value="1.5572325747963245" table:formula="of:=[.$G$4]*[.F16]+[.$G$5]*[.H16]+[.$G$6]*[.I16]" table:style-name="ce3">
            <text:p>1.56</text:p>
          </table:table-cell>
          <table:table-cell office:value-type="float" office:value="2.3266138494851969" table:formula="of:=[.$G$4]*[.F16]+[.$G$5]*[.H16]+[.$G$6]*[.I16]+[.J16]" table:style-name="ce3">
            <text:p>2.33</text:p>
          </table:table-cell>
          <table:table-cell office:value-type="float" office:value="1.3637887724548743" table:formula="of:=[.$K$4]*[.F16]+[.$K$5]*[.H16]+[.$K$6]*[.I16]" table:style-name="ce3">
            <text:p>1.36</text:p>
          </table:table-cell>
          <table:table-cell office:value-type="float" office:value="0.39975380365823271" table:formula="of:=[.I16]*[.$L$8]" table:style-name="ce1">
            <text:p>0.399753804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0.17609125905568124" table:formula="of:=LOG([.G17])" table:style-name="ce3">
            <text:p>0.18</text:p>
          </table:table-cell>
          <table:table-cell office:value-type="float" office:value="0.26413688858352186" table:formula="of:=[.G17]*[.H17]" table:style-name="ce3">
            <text:p>0.26</text:p>
          </table:table-cell>
          <table:table-cell office:value-type="float" office:value="0.46787444883014317" table:formula="of:=(RAND()*2-1)*[.$G$7]" table:style-name="ce3">
            <text:p>0.47</text:p>
          </table:table-cell>
          <table:table-cell office:value-type="float" office:value="2.1445931838619279" table:formula="of:=[.$G$4]*[.F17]+[.$G$5]*[.H17]+[.$G$6]*[.I17]" table:style-name="ce3">
            <text:p>2.14</text:p>
          </table:table-cell>
          <table:table-cell office:value-type="float" office:value="2.6124676326920708" table:formula="of:=[.$G$4]*[.F17]+[.$G$5]*[.H17]+[.$G$6]*[.I17]+[.J17]" table:style-name="ce3">
            <text:p>2.61</text:p>
          </table:table-cell>
          <table:table-cell office:value-type="float" office:value="1.9368967572319056" table:formula="of:=[.$K$4]*[.F17]+[.$K$5]*[.H17]+[.$K$6]*[.I17]" table:style-name="ce3">
            <text:p>1.94</text:p>
          </table:table-cell>
          <table:table-cell office:value-type="float" office:value="0.8716517323256221" table:formula="of:=[.I17]*[.$L$8]" table:style-name="ce1">
            <text:p>0.87165173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0.24303804868629444" table:formula="of:=LOG([.G18])" table:style-name="ce3">
            <text:p>0.24</text:p>
          </table:table-cell>
          <table:table-cell office:value-type="float" office:value="0.42531658520101528" table:formula="of:=[.G18]*[.H18]" table:style-name="ce3">
            <text:p>0.43</text:p>
          </table:table-cell>
          <table:table-cell office:value-type="float" office:value="0.83830177240397363" table:formula="of:=(RAND()*2-1)*[.$G$7]" table:style-name="ce3">
            <text:p>0.84</text:p>
          </table:table-cell>
          <table:table-cell office:value-type="float" office:value="2.7620258529756345" table:formula="of:=[.$G$4]*[.F18]+[.$G$5]*[.H18]+[.$G$6]*[.I18]" table:style-name="ce3">
            <text:p>2.76</text:p>
          </table:table-cell>
          <table:table-cell office:value-type="float" office:value="3.6003276253796082" table:formula="of:=[.$G$4]*[.F18]+[.$G$5]*[.H18]+[.$G$6]*[.I18]+[.J18]" table:style-name="ce3">
            <text:p>3.60</text:p>
          </table:table-cell>
          <table:table-cell office:value-type="float" office:value="2.5422790042121015" table:formula="of:=[.$K$4]*[.F18]+[.$K$5]*[.H18]+[.$K$6]*[.I18]" table:style-name="ce3">
            <text:p>2.54</text:p>
          </table:table-cell>
          <table:table-cell office:value-type="float" office:value="1.4035447311633504" table:formula="of:=[.I18]*[.$L$8]" table:style-name="ce1">
            <text:p>1.40354473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0.3010299956639812" table:formula="of:=LOG([.G19])" table:style-name="ce3">
            <text:p>0.30</text:p>
          </table:table-cell>
          <table:table-cell office:value-type="float" office:value="0.6020599913279624" table:formula="of:=[.G19]*[.H19]" table:style-name="ce3">
            <text:p>0.60</text:p>
          </table:table-cell>
          <table:table-cell office:value-type="float" office:value="-0.43001890807414367" table:formula="of:=(RAND()*2-1)*[.$G$7]" table:style-name="ce3">
            <text:p>-0.43</text:p>
          </table:table-cell>
          <table:table-cell office:value-type="float" office:value="3.4082399653118496" table:formula="of:=[.$G$4]*[.F19]+[.$G$5]*[.H19]+[.$G$6]*[.I19]" table:style-name="ce3">
            <text:p>3.41</text:p>
          </table:table-cell>
          <table:table-cell office:value-type="float" office:value="2.9782210572377057" table:formula="of:=[.$G$4]*[.F19]+[.$G$5]*[.H19]+[.$G$6]*[.I19]+[.J19]" table:style-name="ce3">
            <text:p>2.98</text:p>
          </table:table-cell>
          <table:table-cell office:value-type="float" office:value="3.1780545660923329" table:formula="of:=[.$K$4]*[.F19]+[.$K$5]*[.H19]+[.$K$6]*[.I19]" table:style-name="ce3">
            <text:p>3.18</text:p>
          </table:table-cell>
          <table:table-cell office:value-type="float" office:value="1.9867979713822759" table:formula="of:=[.I19]*[.$L$8]" table:style-name="ce1">
            <text:p>1.98679797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0.35218251811136247" table:formula="of:=LOG([.G20])" table:style-name="ce3">
            <text:p>0.35</text:p>
          </table:table-cell>
          <table:table-cell office:value-type="float" office:value="0.79241066575056562" table:formula="of:=[.G20]*[.H20]" table:style-name="ce3">
            <text:p>0.79</text:p>
          </table:table-cell>
          <table:table-cell office:value-type="float" office:value="0.32636761544753634" table:formula="of:=(RAND()*2-1)*[.$G$7]" table:style-name="ce3">
            <text:p>0.33</text:p>
          </table:table-cell>
          <table:table-cell office:value-type="float" office:value="4.0815970334744218" table:formula="of:=[.$G$4]*[.F20]+[.$G$5]*[.H20]+[.$G$6]*[.I20]" table:style-name="ce3">
            <text:p>4.08</text:p>
          </table:table-cell>
          <table:table-cell office:value-type="float" office:value="4.4079646489219577" table:formula="of:=[.$G$4]*[.F20]+[.$G$5]*[.H20]+[.$G$6]*[.I20]+[.J20]" table:style-name="ce3">
            <text:p>4.41</text:p>
          </table:table-cell>
          <table:table-cell office:value-type="float" office:value="3.8422041802143765" table:formula="of:=[.$K$4]*[.F20]+[.$K$5]*[.H20]+[.$K$6]*[.I20]" table:style-name="ce3">
            <text:p>3.84</text:p>
          </table:table-cell>
          <table:table-cell office:value-type="float" office:value="2.6149551969768665" table:formula="of:=[.I20]*[.$L$8]" table:style-name="ce1">
            <text:p>2.61495519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0.3979400086720376" table:formula="of:=LOG([.G21])" table:style-name="ce3">
            <text:p>0.40</text:p>
          </table:table-cell>
          <table:table-cell office:value-type="float" office:value="0.99485002168009395" table:formula="of:=[.G21]*[.H21]" table:style-name="ce3">
            <text:p>0.99</text:p>
          </table:table-cell>
          <table:table-cell office:value-type="float" office:value="0.64320889555783767" table:formula="of:=(RAND()*2-1)*[.$G$7]" table:style-name="ce3">
            <text:p>0.64</text:p>
          </table:table-cell>
          <table:table-cell office:value-type="float" office:value="4.7804300823843571" table:formula="of:=[.$G$4]*[.F21]+[.$G$5]*[.H21]+[.$G$6]*[.I21]" table:style-name="ce3">
            <text:p>4.78</text:p>
          </table:table-cell>
          <table:table-cell office:value-type="float" office:value="5.4236389779421952" table:formula="of:=[.$G$4]*[.F21]+[.$G$5]*[.H21]+[.$G$6]*[.I21]+[.J21]" table:style-name="ce3">
            <text:p>5.42</text:p>
          </table:table-cell>
          <table:table-cell office:value-type="float" office:value="4.5328008808233911" table:formula="of:=[.$K$4]*[.F21]+[.$K$5]*[.H21]+[.$K$6]*[.I21]" table:style-name="ce3">
            <text:p>4.53</text:p>
          </table:table-cell>
          <table:table-cell office:value-type="float" office:value="3.2830050715443098" table:formula="of:=[.I21]*[.$L$8]" table:style-name="ce1">
            <text:p>3.28300507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0.43933269383026263" table:formula="of:=LOG([.G22])" table:style-name="ce3">
            <text:p>0.44</text:p>
          </table:table-cell>
          <table:table-cell office:value-type="float" office:value="1.2081649080332222" table:formula="of:=[.G22]*[.H22]" table:style-name="ce3">
            <text:p>1.21</text:p>
          </table:table-cell>
          <table:table-cell office:value-type="float" office:value="-0.52269524533167289" table:formula="of:=(RAND()*2-1)*[.$G$7]" table:style-name="ce3">
            <text:p>-0.52</text:p>
          </table:table-cell>
          <table:table-cell office:value-type="float" office:value="5.5031601117601916" table:formula="of:=[.$G$4]*[.F22]+[.$G$5]*[.H22]+[.$G$6]*[.I22]" table:style-name="ce3">
            <text:p>5.50</text:p>
          </table:table-cell>
          <table:table-cell office:value-type="float" office:value="4.9804648664285187" table:formula="of:=[.$G$4]*[.F22]+[.$G$5]*[.H22]+[.$G$6]*[.I22]+[.J22]" table:style-name="ce3">
            <text:p>4.98</text:p>
          </table:table-cell>
          <table:table-cell office:value-type="float" office:value="5.2480802268707443" table:formula="of:=[.$K$4]*[.F22]+[.$K$5]*[.H22]+[.$K$6]*[.I22]" table:style-name="ce3">
            <text:p>5.25</text:p>
          </table:table-cell>
          <table:table-cell office:value-type="float" office:value="3.9869441965096328" table:formula="of:=[.I22]*[.$L$8]" table:style-name="ce1">
            <text:p>3.98694419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0.47712125471966244" table:formula="of:=LOG([.G23])" table:style-name="ce3">
            <text:p>0.48</text:p>
          </table:table-cell>
          <table:table-cell office:value-type="float" office:value="1.4313637641589874" table:formula="of:=[.G23]*[.H23]" table:style-name="ce3">
            <text:p>1.43</text:p>
          </table:table-cell>
          <table:table-cell office:value-type="float" office:value="-0.40999904286555" table:formula="of:=(RAND()*2-1)*[.$G$7]" table:style-name="ce3">
            <text:p>-0.41</text:p>
          </table:table-cell>
          <table:table-cell office:value-type="float" office:value="6.2483338019162868" table:formula="of:=[.$G$4]*[.F23]+[.$G$5]*[.H23]+[.$G$6]*[.I23]" table:style-name="ce3">
            <text:p>6.25</text:p>
          </table:table-cell>
          <table:table-cell office:value-type="float" office:value="5.8383347590507366" table:formula="of:=[.$G$4]*[.F23]+[.$G$5]*[.H23]+[.$G$6]*[.I23]+[.J23]" table:style-name="ce3">
            <text:p>5.84</text:p>
          </table:table-cell>
          <table:table-cell office:value-type="float" office:value="5.9864519760667472" table:formula="of:=[.$K$4]*[.F23]+[.$K$5]*[.H23]+[.$K$6]*[.I23]" table:style-name="ce3">
            <text:p>5.99</text:p>
          </table:table-cell>
          <table:table-cell office:value-type="float" office:value="4.7235004217246583" table:formula="of:=[.I23]*[.$L$8]" table:style-name="ce1">
            <text:p>4.72350042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0.51188336097887432" table:formula="of:=LOG([.G24])" table:style-name="ce3">
            <text:p>0.51</text:p>
          </table:table-cell>
          <table:table-cell office:value-type="float" office:value="1.6636209231813415" table:formula="of:=[.G24]*[.H24]" table:style-name="ce3">
            <text:p>1.66</text:p>
          </table:table-cell>
          <table:table-cell office:value-type="float" office:value="0.14609363497294003" table:formula="of:=(RAND()*2-1)*[.$G$7]" table:style-name="ce3">
            <text:p>0.15</text:p>
          </table:table-cell>
          <table:table-cell office:value-type="float" office:value="7.0146294915017737" table:formula="of:=[.$G$4]*[.F24]+[.$G$5]*[.H24]+[.$G$6]*[.I24]" table:style-name="ce3">
            <text:p>7.01</text:p>
          </table:table-cell>
          <table:table-cell office:value-type="float" office:value="7.1607231264747142" table:formula="of:=[.$G$4]*[.F24]+[.$G$5]*[.H24]+[.$G$6]*[.I24]+[.J24]" table:style-name="ce3">
            <text:p>7.16</text:p>
          </table:table-cell>
          <table:table-cell office:value-type="float" office:value="6.7464904865255759" table:formula="of:=[.$K$4]*[.F24]+[.$K$5]*[.H24]+[.$K$6]*[.I24]" table:style-name="ce3">
            <text:p>6.75</text:p>
          </table:table-cell>
          <table:table-cell office:value-type="float" office:value="5.4899490464984266" table:formula="of:=[.I24]*[.$L$8]" table:style-name="ce1">
            <text:p>5.48994904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0.54406804435027567" table:formula="of:=LOG([.G25])" table:style-name="ce3">
            <text:p>0.54</text:p>
          </table:table-cell>
          <table:table-cell office:value-type="float" office:value="1.9042381552259648" table:formula="of:=[.G25]*[.H25]" table:style-name="ce3">
            <text:p>1.90</text:p>
          </table:table-cell>
          <table:table-cell office:value-type="float" office:value="-0.64505551131170669" table:formula="of:=(RAND()*2-1)*[.$G$7]" table:style-name="ce3">
            <text:p>-0.65</text:p>
          </table:table-cell>
          <table:table-cell office:value-type="float" office:value="7.8008505543784459" table:formula="of:=[.$G$4]*[.F25]+[.$G$5]*[.H25]+[.$G$6]*[.I25]" table:style-name="ce3">
            <text:p>7.80</text:p>
          </table:table-cell>
          <table:table-cell office:value-type="float" office:value="7.155795043066739" table:formula="of:=[.$G$4]*[.F25]+[.$G$5]*[.H25]+[.$G$6]*[.I25]+[.J25]" table:style-name="ce3">
            <text:p>7.16</text:p>
          </table:table-cell>
          <table:table-cell office:value-type="float" office:value="7.5269183063953964" table:formula="of:=[.$K$4]*[.F25]+[.$K$5]*[.H25]+[.$K$6]*[.I25]" table:style-name="ce3">
            <text:p>7.53</text:p>
          </table:table-cell>
          <table:table-cell office:value-type="float" office:value="6.2839859122456838" table:formula="of:=[.I25]*[.$L$8]" table:style-name="ce1">
            <text:p>6.28398591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0.57403126772771884" table:formula="of:=LOG([.G26])" table:style-name="ce3">
            <text:p>0.57</text:p>
          </table:table-cell>
          <table:table-cell office:value-type="float" office:value="2.1526172539789457" table:formula="of:=[.G26]*[.H26]" table:style-name="ce3">
            <text:p>2.15</text:p>
          </table:table-cell>
          <table:table-cell office:value-type="float" office:value="0.34558325704769599" table:formula="of:=(RAND()*2-1)*[.$G$7]" table:style-name="ce3">
            <text:p>0.35</text:p>
          </table:table-cell>
          <table:table-cell office:value-type="float" office:value="8.6059142973922746" table:formula="of:=[.$G$4]*[.F26]+[.$G$5]*[.H26]+[.$G$6]*[.I26]" table:style-name="ce3">
            <text:p>8.61</text:p>
          </table:table-cell>
          <table:table-cell office:value-type="float" office:value="8.9514975544399711" table:formula="of:=[.$G$4]*[.F26]+[.$G$5]*[.H26]+[.$G$6]*[.I26]+[.J26]" table:style-name="ce3">
            <text:p>8.95</text:p>
          </table:table-cell>
          <table:table-cell office:value-type="float" office:value="8.3265886692012856" table:formula="of:=[.$K$4]*[.F26]+[.$K$5]*[.H26]+[.$K$6]*[.I26]" table:style-name="ce3">
            <text:p>8.33</text:p>
          </table:table-cell>
          <table:table-cell office:value-type="float" office:value="7.1036369381305207" table:formula="of:=[.I26]*[.$L$8]" table:style-name="ce1">
            <text:p>7.10363693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0.6020599913279624" table:formula="of:=LOG([.G27])" table:style-name="ce3">
            <text:p>0.60</text:p>
          </table:table-cell>
          <table:table-cell office:value-type="float" office:value="2.4082399653118496" table:formula="of:=[.G27]*[.H27]" table:style-name="ce3">
            <text:p>2.41</text:p>
          </table:table-cell>
          <table:table-cell office:value-type="float" office:value="-0.33042069320686496" table:formula="of:=(RAND()*2-1)*[.$G$7]" table:style-name="ce3">
            <text:p>-0.33</text:p>
          </table:table-cell>
          <table:table-cell office:value-type="float" office:value="9.4288398785914733" table:formula="of:=[.$G$4]*[.F27]+[.$G$5]*[.H27]+[.$G$6]*[.I27]" table:style-name="ce3">
            <text:p>9.43</text:p>
          </table:table-cell>
          <table:table-cell office:value-type="float" office:value="9.0984191853846088" table:formula="of:=[.$G$4]*[.F27]+[.$G$5]*[.H27]+[.$G$6]*[.I27]+[.J27]" table:style-name="ce3">
            <text:p>9.10</text:p>
          </table:table-cell>
          <table:table-cell office:value-type="float" office:value="9.1444690801524402" table:formula="of:=[.$K$4]*[.F27]+[.$K$5]*[.H27]+[.$K$6]*[.I27]" table:style-name="ce3">
            <text:p>9.14</text:p>
          </table:table-cell>
          <table:table-cell office:value-type="float" office:value="7.9471918855291035" table:formula="of:=[.I27]*[.$L$8]" table:style-name="ce1">
            <text:p>7.94719188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0.62838893005031149" table:formula="of:=LOG([.G28])" table:style-name="ce3">
            <text:p>0.63</text:p>
          </table:table-cell>
          <table:table-cell office:value-type="float" office:value="2.6706529527138239" table:formula="of:=[.G28]*[.H28]" table:style-name="ce3">
            <text:p>2.67</text:p>
          </table:table-cell>
          <table:table-cell office:value-type="float" office:value="0.77348081948043745" table:formula="of:=(RAND()*2-1)*[.$G$7]" table:style-name="ce3">
            <text:p>0.77</text:p>
          </table:table-cell>
          <table:table-cell office:value-type="float" office:value="10.268736718242096" table:formula="of:=[.$G$4]*[.F28]+[.$G$5]*[.H28]+[.$G$6]*[.I28]" table:style-name="ce3">
            <text:p>10.27</text:p>
          </table:table-cell>
          <table:table-cell office:value-type="float" office:value="11.042217537722532" table:formula="of:=[.$G$4]*[.F28]+[.$G$5]*[.H28]+[.$G$6]*[.I28]+[.J28]" table:style-name="ce3">
            <text:p>11.04</text:p>
          </table:table-cell>
          <table:table-cell office:value-type="float" office:value="9.9796267108330383" table:formula="of:=[.$K$4]*[.F28]+[.$K$5]*[.H28]+[.$K$6]*[.I28]" table:style-name="ce3">
            <text:p>9.98</text:p>
          </table:table-cell>
          <table:table-cell office:value-type="float" office:value="8.8131547439556179" table:formula="of:=[.I28]*[.$L$8]" table:style-name="ce1">
            <text:p>8.813154744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0.65321251377534373" table:formula="of:=LOG([.G29])" table:style-name="ce3">
            <text:p>0.65</text:p>
          </table:table-cell>
          <table:table-cell office:value-type="float" office:value="2.9394563119890469" table:formula="of:=[.G29]*[.H29]" table:style-name="ce3">
            <text:p>2.94</text:p>
          </table:table-cell>
          <table:table-cell office:value-type="float" office:value="2.8760759330371144E-2" table:formula="of:=(RAND()*2-1)*[.$G$7]" table:style-name="ce3">
            <text:p>0.03</text:p>
          </table:table-cell>
          <table:table-cell office:value-type="float" office:value="11.124793963517828" table:formula="of:=[.$G$4]*[.F29]+[.$G$5]*[.H29]+[.$G$6]*[.I29]" table:style-name="ce3">
            <text:p>11.12</text:p>
          </table:table-cell>
          <table:table-cell office:value-type="float" office:value="11.153554722848199" table:formula="of:=[.$G$4]*[.F29]+[.$G$5]*[.H29]+[.$G$6]*[.I29]+[.J29]" table:style-name="ce3">
            <text:p>11.15</text:p>
          </table:table-cell>
          <table:table-cell office:value-type="float" office:value="10.831215711038265" table:formula="of:=[.$K$4]*[.F29]+[.$K$5]*[.H29]+[.$K$6]*[.I29]" table:style-name="ce3">
            <text:p>10.83</text:p>
          </table:table-cell>
          <table:table-cell office:value-type="float" office:value="9.7002058295638545" table:formula="of:=[.I29]*[.$L$8]" table:style-name="ce1">
            <text:p>9.7002058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0.67669360962486658" table:formula="of:=LOG([.G30])" table:style-name="ce3">
            <text:p>0.68</text:p>
          </table:table-cell>
          <table:table-cell office:value-type="float" office:value="3.2142946457181161" table:formula="of:=[.G30]*[.H30]" table:style-name="ce3">
            <text:p>3.21</text:p>
          </table:table-cell>
          <table:table-cell office:value-type="float" office:value="0.81992715055023102" table:formula="of:=(RAND()*2-1)*[.$G$7]" table:style-name="ce3">
            <text:p>0.82</text:p>
          </table:table-cell>
          <table:table-cell office:value-type="float" office:value="11.996271156404081" table:formula="of:=[.$G$4]*[.F30]+[.$G$5]*[.H30]+[.$G$6]*[.I30]" table:style-name="ce3">
            <text:p>12.00</text:p>
          </table:table-cell>
          <table:table-cell office:value-type="float" office:value="12.816198306954313" table:formula="of:=[.$G$4]*[.F30]+[.$G$5]*[.H30]+[.$G$6]*[.I30]+[.J30]" table:style-name="ce3">
            <text:p>12.82</text:p>
          </table:table-cell>
          <table:table-cell office:value-type="float" office:value="11.698466306671605" table:formula="of:=[.$K$4]*[.F30]+[.$K$5]*[.H30]+[.$K$6]*[.I30]" table:style-name="ce3">
            <text:p>11.70</text:p>
          </table:table-cell>
          <table:table-cell office:value-type="float" office:value="10.607172330869782" table:formula="of:=[.I30]*[.$L$8]" table:style-name="ce1">
            <text:p>10.6071723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0.69897000433601886" table:formula="of:=LOG([.G31])" table:style-name="ce3">
            <text:p>0.70</text:p>
          </table:table-cell>
          <table:table-cell office:value-type="float" office:value="3.4948500216800942" table:formula="of:=[.G31]*[.H31]" table:style-name="ce3">
            <text:p>3.49</text:p>
          </table:table-cell>
          <table:table-cell office:value-type="float" office:value="0.34264854270384482" table:formula="of:=(RAND()*2-1)*[.$G$7]" table:style-name="ce3">
            <text:p>0.34</text:p>
          </table:table-cell>
          <table:table-cell office:value-type="float" office:value="12.88249007371232" table:formula="of:=[.$G$4]*[.F31]+[.$G$5]*[.H31]+[.$G$6]*[.I31]" table:style-name="ce3">
            <text:p>12.88</text:p>
          </table:table-cell>
          <table:table-cell office:value-type="float" office:value="13.225138616416166" table:formula="of:=[.$G$4]*[.F31]+[.$G$5]*[.H31]+[.$G$6]*[.I31]+[.J31]" table:style-name="ce3">
            <text:p>13.23</text:p>
          </table:table-cell>
          <table:table-cell office:value-type="float" office:value="12.580675472931837" table:formula="of:=[.$K$4]*[.F31]+[.$K$5]*[.H31]+[.$K$6]*[.I31]" table:style-name="ce3">
            <text:p>12.58</text:p>
          </table:table-cell>
          <table:table-cell office:value-type="float" office:value="11.533005071544309" table:formula="of:=[.I31]*[.$L$8]" table:style-name="ce1">
            <text:p>11.5330050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0.77815125038364363" table:formula="of:=LOG([.G32])" table:style-name="ce3">
            <text:p>0.78</text:p>
          </table:table-cell>
          <table:table-cell office:value-type="float" office:value="4.6689075023018614" table:formula="of:=[.G32]*[.H32]" table:style-name="ce3">
            <text:p>4.67</text:p>
          </table:table-cell>
          <table:table-cell office:value-type="float" office:value="-0.73896243425489416" table:formula="of:=(RAND()*2-1)*[.$G$7]" table:style-name="ce3">
            <text:p>-0.74</text:p>
          </table:table-cell>
          <table:table-cell office:value-type="float" office:value="16.56302500767287" table:formula="of:=[.$G$4]*[.F32]+[.$G$5]*[.H32]+[.$G$6]*[.I32]" table:style-name="ce3">
            <text:p>16.56</text:p>
          </table:table-cell>
          <table:table-cell office:value-type="float" office:value="15.824062573417976" table:formula="of:=[.$G$4]*[.F32]+[.$G$5]*[.H32]+[.$G$6]*[.I32]+[.J32]" table:style-name="ce3">
            <text:p>15.82</text:p>
          </table:table-cell>
          <table:table-cell office:value-type="float" office:value="16.246957782603815" table:formula="of:=[.$K$4]*[.F32]+[.$K$5]*[.H32]+[.$K$6]*[.I32]" table:style-name="ce3">
            <text:p>16.25</text:p>
          </table:table-cell>
          <table:table-cell office:value-type="float" office:value="15.407394757596142" table:formula="of:=[.I32]*[.$L$8]" table:style-name="ce1">
            <text:p>15.4073947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0.84509804001425681" table:formula="of:=LOG([.G33])" table:style-name="ce3">
            <text:p>0.85</text:p>
          </table:table-cell>
          <table:table-cell office:value-type="float" office:value="5.9156862800997976" table:formula="of:=[.G33]*[.H33]" table:style-name="ce3">
            <text:p>5.92</text:p>
          </table:table-cell>
          <table:table-cell office:value-type="float" office:value="0.14491823708046514" table:formula="of:=(RAND()*2-1)*[.$G$7]" table:style-name="ce3">
            <text:p>0.14</text:p>
          </table:table-cell>
          <table:table-cell office:value-type="float" office:value="20.437254920327906" table:formula="of:=[.$G$4]*[.F33]+[.$G$5]*[.H33]+[.$G$6]*[.I33]" table:style-name="ce3">
            <text:p>20.44</text:p>
          </table:table-cell>
          <table:table-cell office:value-type="float" office:value="20.58217315740837" table:formula="of:=[.$G$4]*[.F33]+[.$G$5]*[.H33]+[.$G$6]*[.I33]+[.J33]" table:style-name="ce3">
            <text:p>20.58</text:p>
          </table:table-cell>
          <table:table-cell office:value-type="float" office:value="20.109137273125338" table:formula="of:=[.$K$4]*[.F33]+[.$K$5]*[.H33]+[.$K$6]*[.I33]" table:style-name="ce3">
            <text:p>20.11</text:p>
          </table:table-cell>
          <table:table-cell office:value-type="float" office:value="19.52176472432933" table:formula="of:=[.I33]*[.$L$8]" table:style-name="ce1">
            <text:p>19.5217647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0.90308998699194354" table:formula="of:=LOG([.G34])" table:style-name="ce3">
            <text:p>0.90</text:p>
          </table:table-cell>
          <table:table-cell office:value-type="float" office:value="7.2247198959355483" table:formula="of:=[.G34]*[.H34]" table:style-name="ce3">
            <text:p>7.22</text:p>
          </table:table-cell>
          <table:table-cell office:value-type="float" office:value="0.94035347506223355" table:formula="of:=(RAND()*2-1)*[.$G$7]" table:style-name="ce3">
            <text:p>0.94</text:p>
          </table:table-cell>
          <table:table-cell office:value-type="float" office:value="24.480339661790531" table:formula="of:=[.$G$4]*[.F34]+[.$G$5]*[.H34]+[.$G$6]*[.I34]" table:style-name="ce3">
            <text:p>24.48</text:p>
          </table:table-cell>
          <table:table-cell office:value-type="float" office:value="25.420693136852766" table:formula="of:=[.$G$4]*[.F34]+[.$G$5]*[.H34]+[.$G$6]*[.I34]+[.J34]" table:style-name="ce3">
            <text:p>25.42</text:p>
          </table:table-cell>
          <table:table-cell office:value-type="float" office:value="24.141783464131979" table:formula="of:=[.$K$4]*[.F34]+[.$K$5]*[.H34]+[.$K$6]*[.I34]" table:style-name="ce3">
            <text:p>24.14</text:p>
          </table:table-cell>
          <table:table-cell office:value-type="float" office:value="23.84157565658731" table:formula="of:=[.I34]*[.$L$8]" table:style-name="ce1">
            <text:p>23.8415756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0.95424250943932487" table:formula="of:=LOG([.G35])" table:style-name="ce3">
            <text:p>0.95</text:p>
          </table:table-cell>
          <table:table-cell office:value-type="float" office:value="8.5881825849539233" table:formula="of:=[.G35]*[.H35]" table:style-name="ce3">
            <text:p>8.59</text:p>
          </table:table-cell>
          <table:table-cell office:value-type="float" office:value="-0.4309245190627049" table:formula="of:=(RAND()*2-1)*[.$G$7]" table:style-name="ce3">
            <text:p>-0.43</text:p>
          </table:table-cell>
          <table:table-cell office:value-type="float" office:value="28.67303277374042" table:formula="of:=[.$G$4]*[.F35]+[.$G$5]*[.H35]+[.$G$6]*[.I35]" table:style-name="ce3">
            <text:p>28.67</text:p>
          </table:table-cell>
          <table:table-cell office:value-type="float" office:value="28.242108254677717" table:formula="of:=[.$G$4]*[.F35]+[.$G$5]*[.H35]+[.$G$6]*[.I35]+[.J35]" table:style-name="ce3">
            <text:p>28.24</text:p>
          </table:table-cell>
          <table:table-cell office:value-type="float" office:value="28.325269122041341" table:formula="of:=[.$K$4]*[.F35]+[.$K$5]*[.H35]+[.$K$6]*[.I35]" table:style-name="ce3">
            <text:p>28.33</text:p>
          </table:table-cell>
          <table:table-cell office:value-type="float" office:value="28.341002530347946" table:formula="of:=[.I35]*[.$L$8]" table:style-name="ce1">
            <text:p>28.3410025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" table:formula="of:=LOG([.G36])" table:style-name="ce3">
            <text:p>1.00</text:p>
          </table:table-cell>
          <table:table-cell office:value-type="float" office:value="10" table:formula="of:=[.G36]*[.H36]" table:style-name="ce3">
            <text:p>10.00</text:p>
          </table:table-cell>
          <table:table-cell office:value-type="float" office:value="-6.5748394493086781E-2" table:formula="of:=(RAND()*2-1)*[.$G$7]" table:style-name="ce3">
            <text:p>-0.07</text:p>
          </table:table-cell>
          <table:table-cell office:value-type="float" office:value="33" table:formula="of:=[.$G$4]*[.F36]+[.$G$5]*[.H36]+[.$G$6]*[.I36]" table:style-name="ce3">
            <text:p>33.00</text:p>
          </table:table-cell>
          <table:table-cell office:value-type="float" office:value="32.934251605506915" table:formula="of:=[.$G$4]*[.F36]+[.$G$5]*[.H36]+[.$G$6]*[.I36]+[.J36]" table:style-name="ce3">
            <text:p>32.93</text:p>
          </table:table-cell>
          <table:table-cell office:value-type="float" office:value="32.643999999999998" table:formula="of:=[.$K$4]*[.F36]+[.$K$5]*[.H36]+[.$K$6]*[.I36]" table:style-name="ce3">
            <text:p>32.64</text:p>
          </table:table-cell>
          <table:table-cell office:value-type="float" office:value="33" table:formula="of:=[.I36]*[.$L$8]" table:style-name="ce1">
            <text:p>3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.0413926851582251" table:formula="of:=LOG([.G37])" table:style-name="ce3">
            <text:p>1.04</text:p>
          </table:table-cell>
          <table:table-cell office:value-type="float" office:value="11.455319536740477" table:formula="of:=[.G37]*[.H37]" table:style-name="ce3">
            <text:p>11.46</text:p>
          </table:table-cell>
          <table:table-cell office:value-type="float" office:value="-1.6234776998492961E-2" table:formula="of:=(RAND()*2-1)*[.$G$7]" table:style-name="ce3">
            <text:p>-0.02</text:p>
          </table:table-cell>
          <table:table-cell office:value-type="float" office:value="37.448743980537884" table:formula="of:=[.$G$4]*[.F37]+[.$G$5]*[.H37]+[.$G$6]*[.I37]" table:style-name="ce3">
            <text:p>37.45</text:p>
          </table:table-cell>
          <table:table-cell office:value-type="float" office:value="37.432509203539389" table:formula="of:=[.$G$4]*[.F37]+[.$G$5]*[.H37]+[.$G$6]*[.I37]+[.J37]" table:style-name="ce3">
            <text:p>37.43</text:p>
          </table:table-cell>
          <table:table-cell office:value-type="float" office:value="37.085293297209404" table:formula="of:=[.$K$4]*[.F37]+[.$K$5]*[.H37]+[.$K$6]*[.I37]" table:style-name="ce3">
            <text:p>37.09</text:p>
          </table:table-cell>
          <table:table-cell office:value-type="float" office:value="37.802554471243575" table:formula="of:=[.I37]*[.$L$8]" table:style-name="ce1">
            <text:p>37.8025544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.0791812460476249" table:formula="of:=LOG([.G38])" table:style-name="ce3">
            <text:p>1.08</text:p>
          </table:table-cell>
          <table:table-cell office:value-type="float" office:value="12.950174952571498" table:formula="of:=[.G38]*[.H38]" table:style-name="ce3">
            <text:p>12.95</text:p>
          </table:table-cell>
          <table:table-cell office:value-type="float" office:value="0.24977422724060871" table:formula="of:=(RAND()*2-1)*[.$G$7]" table:style-name="ce3">
            <text:p>0.25</text:p>
          </table:table-cell>
          <table:table-cell office:value-type="float" office:value="42.00888734980974" table:formula="of:=[.$G$4]*[.F38]+[.$G$5]*[.H38]+[.$G$6]*[.I38]" table:style-name="ce3">
            <text:p>42.01</text:p>
          </table:table-cell>
          <table:table-cell office:value-type="float" office:value="42.258661577050347" table:formula="of:=[.$G$4]*[.F38]+[.$G$5]*[.H38]+[.$G$6]*[.I38]+[.J38]" table:style-name="ce3">
            <text:p>42.26</text:p>
          </table:table-cell>
          <table:table-cell office:value-type="float" office:value="41.638634725521165" table:formula="of:=[.$K$4]*[.F38]+[.$K$5]*[.H38]+[.$K$6]*[.I38]" table:style-name="ce3">
            <text:p>41.64</text:p>
          </table:table-cell>
          <table:table-cell office:value-type="float" office:value="42.735577343485943" table:formula="of:=[.I38]*[.$L$8]" table:style-name="ce1">
            <text:p>42.73557734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.1139433523068367" table:formula="of:=LOG([.G39])" table:style-name="ce3">
            <text:p>1.11</text:p>
          </table:table-cell>
          <table:table-cell office:value-type="float" office:value="14.481263579988877" table:formula="of:=[.G39]*[.H39]" table:style-name="ce3">
            <text:p>14.48</text:p>
          </table:table-cell>
          <table:table-cell office:value-type="float" office:value="0.10893573626129971" table:formula="of:=(RAND()*2-1)*[.$G$7]" table:style-name="ce3">
            <text:p>0.11</text:p>
          </table:table-cell>
          <table:table-cell office:value-type="float" office:value="46.671677444580304" table:formula="of:=[.$G$4]*[.F39]+[.$G$5]*[.H39]+[.$G$6]*[.I39]" table:style-name="ce3">
            <text:p>46.67</text:p>
          </table:table-cell>
          <table:table-cell office:value-type="float" office:value="46.780613180841605" table:formula="of:=[.$G$4]*[.F39]+[.$G$5]*[.H39]+[.$G$6]*[.I39]+[.J39]" table:style-name="ce3">
            <text:p>46.78</text:p>
          </table:table-cell>
          <table:table-cell office:value-type="float" office:value="46.295167641165072" table:formula="of:=[.$K$4]*[.F39]+[.$K$5]*[.H39]+[.$K$6]*[.I39]" table:style-name="ce3">
            <text:p>46.30</text:p>
          </table:table-cell>
          <table:table-cell office:value-type="float" office:value="47.788169813963293" table:formula="of:=[.I39]*[.$L$8]" table:style-name="ce1">
            <text:p>47.7881698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.146128035678238" table:formula="of:=LOG([.G40])" table:style-name="ce3">
            <text:p>1.15</text:p>
          </table:table-cell>
          <table:table-cell office:value-type="float" office:value="16.045792499495331" table:formula="of:=[.G40]*[.H40]" table:style-name="ce3">
            <text:p>16.05</text:p>
          </table:table-cell>
          <table:table-cell office:value-type="float" office:value="0.97693675153331361" table:formula="of:=(RAND()*2-1)*[.$G$7]" table:style-name="ce3">
            <text:p>0.98</text:p>
          </table:table-cell>
          <table:table-cell office:value-type="float" office:value="51.429633569842466" table:formula="of:=[.$G$4]*[.F40]+[.$G$5]*[.H40]+[.$G$6]*[.I40]" table:style-name="ce3">
            <text:p>51.43</text:p>
          </table:table-cell>
          <table:table-cell office:value-type="float" office:value="52.406570321375781" table:formula="of:=[.$G$4]*[.F40]+[.$G$5]*[.H40]+[.$G$6]*[.I40]+[.J40]" table:style-name="ce3">
            <text:p>52.41</text:p>
          </table:table-cell>
          <table:table-cell office:value-type="float" office:value="51.047330523420385" table:formula="of:=[.$K$4]*[.F40]+[.$K$5]*[.H40]+[.$K$6]*[.I40]" table:style-name="ce3">
            <text:p>51.05</text:p>
          </table:table-cell>
          <table:table-cell office:value-type="float" office:value="52.951115248334588" table:formula="of:=[.I40]*[.$L$8]" table:style-name="ce1">
            <text:p>52.95111525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1.1760912590556813" table:formula="of:=LOG([.G41])" table:style-name="ce3">
            <text:p>1.18</text:p>
          </table:table-cell>
          <table:table-cell office:value-type="float" office:value="17.64136888583522" table:formula="of:=[.G41]*[.H41]" table:style-name="ce3">
            <text:p>17.64</text:p>
          </table:table-cell>
          <table:table-cell office:value-type="float" office:value="-0.62478036051589281" table:formula="of:=(RAND()*2-1)*[.$G$7]" table:style-name="ce3">
            <text:p>-0.62</text:p>
          </table:table-cell>
          <table:table-cell office:value-type="float" office:value="56.276289175617023" table:formula="of:=[.$G$4]*[.F41]+[.$G$5]*[.H41]+[.$G$6]*[.I41]" table:style-name="ce3">
            <text:p>56.28</text:p>
          </table:table-cell>
          <table:table-cell office:value-type="float" office:value="55.651508815101131" table:formula="of:=[.$G$4]*[.F41]+[.$G$5]*[.H41]+[.$G$6]*[.I41]+[.J41]" table:style-name="ce3">
            <text:p>55.65</text:p>
          </table:table-cell>
          <table:table-cell office:value-type="float" office:value="55.888592748987001" table:formula="of:=[.$K$4]*[.F41]+[.$K$5]*[.H41]+[.$K$6]*[.I41]" table:style-name="ce3">
            <text:p>55.89</text:p>
          </table:table-cell>
          <table:table-cell office:value-type="float" office:value="58.216517323256227" table:formula="of:=[.I41]*[.$L$8]" table:style-name="ce1">
            <text:p>58.2165173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1.2041199826559248" table:formula="of:=LOG([.G42])" table:style-name="ce3">
            <text:p>1.20</text:p>
          </table:table-cell>
          <table:table-cell office:value-type="float" office:value="19.265919722494797" table:formula="of:=[.G42]*[.H42]" table:style-name="ce3">
            <text:p>19.27</text:p>
          </table:table-cell>
          <table:table-cell office:value-type="float" office:value="-0.86118476237034058" table:formula="of:=(RAND()*2-1)*[.$G$7]" table:style-name="ce3">
            <text:p>-0.86</text:p>
          </table:table-cell>
          <table:table-cell office:value-type="float" office:value="61.205999132796236" table:formula="of:=[.$G$4]*[.F42]+[.$G$5]*[.H42]+[.$G$6]*[.I42]" table:style-name="ce3">
            <text:p>61.21</text:p>
          </table:table-cell>
          <table:table-cell office:value-type="float" office:value="60.344814370425894" table:formula="of:=[.$G$4]*[.F42]+[.$G$5]*[.H42]+[.$G$6]*[.I42]+[.J42]" table:style-name="ce3">
            <text:p>60.34</text:p>
          </table:table-cell>
          <table:table-cell office:value-type="float" office:value="60.813257535918169" table:formula="of:=[.$K$4]*[.F42]+[.$K$5]*[.H42]+[.$K$6]*[.I42]" table:style-name="ce3">
            <text:p>60.81</text:p>
          </table:table-cell>
          <table:table-cell office:value-type="float" office:value="63.577535084232828" table:formula="of:=[.I42]*[.$L$8]" table:style-name="ce1">
            <text:p>63.5775350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1.2304489213782739" table:formula="of:=LOG([.G43])" table:style-name="ce3">
            <text:p>1.23</text:p>
          </table:table-cell>
          <table:table-cell office:value-type="float" office:value="20.917631663430654" table:formula="of:=[.G43]*[.H43]" table:style-name="ce3">
            <text:p>20.92</text:p>
          </table:table-cell>
          <table:table-cell office:value-type="float" office:value="0.44093131687048515" table:formula="of:=(RAND()*2-1)*[.$G$7]" table:style-name="ce3">
            <text:p>0.44</text:p>
          </table:table-cell>
          <table:table-cell office:value-type="float" office:value="66.213792833048515" table:formula="of:=[.$G$4]*[.F43]+[.$G$5]*[.H43]+[.$G$6]*[.I43]" table:style-name="ce3">
            <text:p>66.21</text:p>
          </table:table-cell>
          <table:table-cell office:value-type="float" office:value="66.654724149919005" table:formula="of:=[.$G$4]*[.F43]+[.$G$5]*[.H43]+[.$G$6]*[.I43]+[.J43]" table:style-name="ce3">
            <text:p>66.65</text:p>
          </table:table-cell>
          <table:table-cell office:value-type="float" office:value="65.816312027200425" table:formula="of:=[.$K$4]*[.F43]+[.$K$5]*[.H43]+[.$K$6]*[.I43]" table:style-name="ce3">
            <text:p>65.82</text:p>
          </table:table-cell>
          <table:table-cell office:value-type="float" office:value="69.028184489321163" table:formula="of:=[.I43]*[.$L$8]" table:style-name="ce1">
            <text:p>69.02818449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1.255272505103306" table:formula="of:=LOG([.G44])" table:style-name="ce3">
            <text:p>1.26</text:p>
          </table:table-cell>
          <table:table-cell office:value-type="float" office:value="22.594905091859509" table:formula="of:=[.G44]*[.H44]" table:style-name="ce3">
            <text:p>22.59</text:p>
          </table:table-cell>
          <table:table-cell office:value-type="float" office:value="-0.70323257416320328" table:formula="of:=(RAND()*2-1)*[.$G$7]" table:style-name="ce3">
            <text:p>-0.70</text:p>
          </table:table-cell>
          <table:table-cell office:value-type="float" office:value="71.295260285785133" table:formula="of:=[.$G$4]*[.F44]+[.$G$5]*[.H44]+[.$G$6]*[.I44]" table:style-name="ce3">
            <text:p>71.30</text:p>
          </table:table-cell>
          <table:table-cell office:value-type="float" office:value="70.592027711621924" table:formula="of:=[.$G$4]*[.F44]+[.$G$5]*[.H44]+[.$G$6]*[.I44]+[.J44]" table:style-name="ce3">
            <text:p>70.59</text:p>
          </table:table-cell>
          <table:table-cell office:value-type="float" office:value="70.89331123486653" table:formula="of:=[.$K$4]*[.F44]+[.$K$5]*[.H44]+[.$K$6]*[.I44]" table:style-name="ce3">
            <text:p>70.89</text:p>
          </table:table-cell>
          <table:table-cell office:value-type="float" office:value="74.563186803136375" table:formula="of:=[.I44]*[.$L$8]" table:style-name="ce1">
            <text:p>74.563186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1.2787536009528289" table:formula="of:=LOG([.G45])" table:style-name="ce3">
            <text:p>1.28</text:p>
          </table:table-cell>
          <table:table-cell office:value-type="float" office:value="24.296318418103748" table:formula="of:=[.G45]*[.H45]" table:style-name="ce3">
            <text:p>24.30</text:p>
          </table:table-cell>
          <table:table-cell office:value-type="float" office:value="-0.78773788415844059" table:formula="of:=(RAND()*2-1)*[.$G$7]" table:style-name="ce3">
            <text:p>-0.79</text:p>
          </table:table-cell>
          <table:table-cell office:value-type="float" office:value="76.446462456216892" table:formula="of:=[.$G$4]*[.F45]+[.$G$5]*[.H45]+[.$G$6]*[.I45]" table:style-name="ce3">
            <text:p>76.45</text:p>
          </table:table-cell>
          <table:table-cell office:value-type="float" office:value="75.658724572058446" table:formula="of:=[.$G$4]*[.F45]+[.$G$5]*[.H45]+[.$G$6]*[.I45]+[.J45]" table:style-name="ce3">
            <text:p>75.66</text:p>
          </table:table-cell>
          <table:table-cell office:value-type="float" office:value="76.040286808045394" table:formula="of:=[.$K$4]*[.F45]+[.$K$5]*[.H45]+[.$K$6]*[.I45]" table:style-name="ce3">
            <text:p>76.04</text:p>
          </table:table-cell>
          <table:table-cell office:value-type="float" office:value="80.177850779742371" table:formula="of:=[.I45]*[.$L$8]" table:style-name="ce1">
            <text:p>80.1778507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1.3010299956639813" table:formula="of:=LOG([.G46])" table:style-name="ce3">
            <text:p>1.30</text:p>
          </table:table-cell>
          <table:table-cell office:value-type="float" office:value="26.020599913279625" table:formula="of:=[.G46]*[.H46]" table:style-name="ce3">
            <text:p>26.02</text:p>
          </table:table-cell>
          <table:table-cell office:value-type="float" office:value="-0.11912063748458812" table:formula="of:=(RAND()*2-1)*[.$G$7]" table:style-name="ce3">
            <text:p>-0.12</text:p>
          </table:table-cell>
          <table:table-cell office:value-type="float" office:value="81.663859731166838" table:formula="of:=[.$G$4]*[.F46]+[.$G$5]*[.H46]+[.$G$6]*[.I46]" table:style-name="ce3">
            <text:p>81.66</text:p>
          </table:table-cell>
          <table:table-cell office:value-type="float" office:value="81.544739093682253" table:formula="of:=[.$G$4]*[.F46]+[.$G$5]*[.H46]+[.$G$6]*[.I46]+[.J46]" table:style-name="ce3">
            <text:p>81.54</text:p>
          </table:table-cell>
          <table:table-cell office:value-type="float" office:value="81.253674331947323" table:formula="of:=[.$K$4]*[.F46]+[.$K$5]*[.H46]+[.$K$6]*[.I46]" table:style-name="ce3">
            <text:p>81.25</text:p>
          </table:table-cell>
          <table:table-cell office:value-type="float" office:value="85.867979713822763" table:formula="of:=[.I46]*[.$L$8]" table:style-name="ce1">
            <text:p>85.8679797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1.3222192947339193" table:formula="of:=LOG([.G47])" table:style-name="ce3">
            <text:p>1.32</text:p>
          </table:table-cell>
          <table:table-cell office:value-type="float" office:value="27.766605189412306" table:formula="of:=[.G47]*[.H47]" table:style-name="ce3">
            <text:p>27.77</text:p>
          </table:table-cell>
          <table:table-cell office:value-type="float" office:value="0.15933260791935311" table:formula="of:=(RAND()*2-1)*[.$G$7]" table:style-name="ce3">
            <text:p>0.16</text:p>
          </table:table-cell>
          <table:table-cell office:value-type="float" office:value="86.944254157704762" table:formula="of:=[.$G$4]*[.F47]+[.$G$5]*[.H47]+[.$G$6]*[.I47]" table:style-name="ce3">
            <text:p>86.94</text:p>
          </table:table-cell>
          <table:table-cell office:value-type="float" office:value="87.103586765624115" table:formula="of:=[.$G$4]*[.F47]+[.$G$5]*[.H47]+[.$G$6]*[.I47]+[.J47]" table:style-name="ce3">
            <text:p>87.10</text:p>
          </table:table-cell>
          <table:table-cell office:value-type="float" office:value="86.530254684652661" table:formula="of:=[.$K$4]*[.F47]+[.$K$5]*[.H47]+[.$K$6]*[.I47]" table:style-name="ce3">
            <text:p>86.53</text:p>
          </table:table-cell>
          <table:table-cell office:value-type="float" office:value="91.629797125060605" table:formula="of:=[.I47]*[.$L$8]" table:style-name="ce1">
            <text:p>91.6297971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1.3424226808222062" table:formula="of:=LOG([.G48])" table:style-name="ce3">
            <text:p>1.34</text:p>
          </table:table-cell>
          <table:table-cell office:value-type="float" office:value="29.533298978088535" table:formula="of:=[.G48]*[.H48]" table:style-name="ce3">
            <text:p>29.53</text:p>
          </table:table-cell>
          <table:table-cell office:value-type="float" office:value="0.97965927530898345" table:formula="of:=(RAND()*2-1)*[.$G$7]" table:style-name="ce3">
            <text:p>0.98</text:p>
          </table:table-cell>
          <table:table-cell office:value-type="float" office:value="92.284742295910007" table:formula="of:=[.$G$4]*[.F48]+[.$G$5]*[.H48]+[.$G$6]*[.I48]" table:style-name="ce3">
            <text:p>92.28</text:p>
          </table:table-cell>
          <table:table-cell office:value-type="float" office:value="93.264401571218997" table:formula="of:=[.$G$4]*[.F48]+[.$G$5]*[.H48]+[.$G$6]*[.I48]+[.J48]" table:style-name="ce3">
            <text:p>93.26</text:p>
          </table:table-cell>
          <table:table-cell office:value-type="float" office:value="91.867106213362021" table:formula="of:=[.$K$4]*[.F48]+[.$K$5]*[.H48]+[.$K$6]*[.I48]" table:style-name="ce3">
            <text:p>91.87</text:p>
          </table:table-cell>
          <table:table-cell office:value-type="float" office:value="97.459886627692157" table:formula="of:=[.I48]*[.$L$8]" table:style-name="ce1">
            <text:p>97.4598866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1.3617278360175928" table:formula="of:=LOG([.G49])" table:style-name="ce3">
            <text:p>1.36</text:p>
          </table:table-cell>
          <table:table-cell office:value-type="float" office:value="31.319740228404637" table:formula="of:=[.G49]*[.H49]" table:style-name="ce3">
            <text:p>31.32</text:p>
          </table:table-cell>
          <table:table-cell office:value-type="float" office:value="-0.28683448906079678" table:formula="of:=(RAND()*2-1)*[.$G$7]" table:style-name="ce3">
            <text:p>-0.29</text:p>
          </table:table-cell>
          <table:table-cell office:value-type="float" office:value="97.682676357249093" table:formula="of:=[.$G$4]*[.F49]+[.$G$5]*[.H49]+[.$G$6]*[.I49]" table:style-name="ce3">
            <text:p>97.68</text:p>
          </table:table-cell>
          <table:table-cell office:value-type="float" office:value="97.395841868188299" table:formula="of:=[.$G$4]*[.F49]+[.$G$5]*[.H49]+[.$G$6]*[.I49]+[.J49]" table:style-name="ce3">
            <text:p>97.40</text:p>
          </table:table-cell>
          <table:table-cell office:value-type="float" office:value="97.26156534676592" table:formula="of:=[.$K$4]*[.F49]+[.$K$5]*[.H49]+[.$K$6]*[.I49]" table:style-name="ce3">
            <text:p>97.26</text:p>
          </table:table-cell>
          <table:table-cell office:value-type="float" office:value="103.35514275373529" table:formula="of:=[.I49]*[.$L$8]" table:style-name="ce1">
            <text:p>103.3551428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1.3802112417116059" table:formula="of:=LOG([.G50])" table:style-name="ce3">
            <text:p>1.38</text:p>
          </table:table-cell>
          <table:table-cell office:value-type="float" office:value="33.125069801078538" table:formula="of:=[.G50]*[.H50]" table:style-name="ce3">
            <text:p>33.13</text:p>
          </table:table-cell>
          <table:table-cell office:value-type="float" office:value="-0.18610521657904067" table:formula="of:=(RAND()*2-1)*[.$G$7]" table:style-name="ce3">
            <text:p>-0.19</text:p>
          </table:table-cell>
          <table:table-cell office:value-type="float" office:value="103.13563188665883" table:formula="of:=[.$G$4]*[.F50]+[.$G$5]*[.H50]+[.$G$6]*[.I50]" table:style-name="ce3">
            <text:p>103.14</text:p>
          </table:table-cell>
          <table:table-cell office:value-type="float" office:value="102.94952667007979" table:formula="of:=[.$G$4]*[.F50]+[.$G$5]*[.H50]+[.$G$6]*[.I50]+[.J50]" table:style-name="ce3">
            <text:p>102.95</text:p>
          </table:table-cell>
          <table:table-cell office:value-type="float" office:value="102.71119386315074" table:formula="of:=[.$K$4]*[.F50]+[.$K$5]*[.H50]+[.$K$6]*[.I50]" table:style-name="ce3">
            <text:p>102.71</text:p>
          </table:table-cell>
          <table:table-cell office:value-type="float" office:value="109.31273034355917" table:formula="of:=[.I50]*[.$L$8]" table:style-name="ce1">
            <text:p>109.312730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1.3979400086720377" table:formula="of:=LOG([.G51])" table:style-name="ce3">
            <text:p>1.40</text:p>
          </table:table-cell>
          <table:table-cell office:value-type="float" office:value="34.948500216800944" table:formula="of:=[.G51]*[.H51]" table:style-name="ce3">
            <text:p>34.95</text:p>
          </table:table-cell>
          <table:table-cell office:value-type="float" office:value="0.28678728759591499" table:formula="of:=(RAND()*2-1)*[.$G$7]" table:style-name="ce3">
            <text:p>0.29</text:p>
          </table:table-cell>
          <table:table-cell office:value-type="float" office:value="108.64138066774692" table:formula="of:=[.$G$4]*[.F51]+[.$G$5]*[.H51]+[.$G$6]*[.I51]" table:style-name="ce3">
            <text:p>108.64</text:p>
          </table:table-cell>
          <table:table-cell office:value-type="float" office:value="108.92816795534283" table:formula="of:=[.$G$4]*[.F51]+[.$G$5]*[.H51]+[.$G$6]*[.I51]+[.J51]" table:style-name="ce3">
            <text:p>108.93</text:p>
          </table:table-cell>
          <table:table-cell office:value-type="float" office:value="108.21375146618595" table:formula="of:=[.$K$4]*[.F51]+[.$K$5]*[.H51]+[.$K$6]*[.I51]" table:style-name="ce3">
            <text:p>108.21</text:p>
          </table:table-cell>
          <table:table-cell office:value-type="float" office:value="115.33005071544311" table:formula="of:=[.I51]*[.$L$8]" table:style-name="ce1">
            <text:p>115.330050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1.414973347970818" table:formula="of:=LOG([.G52])" table:style-name="ce3">
            <text:p>1.41</text:p>
          </table:table-cell>
          <table:table-cell office:value-type="float" office:value="36.789307047241266" table:formula="of:=[.G52]*[.H52]" table:style-name="ce3">
            <text:p>36.79</text:p>
          </table:table-cell>
          <table:table-cell office:value-type="float" office:value="0.10685423457671406" table:formula="of:=(RAND()*2-1)*[.$G$7]" table:style-name="ce3">
            <text:p>0.11</text:p>
          </table:table-cell>
          <table:table-cell office:value-type="float" office:value="114.19786783766543" table:formula="of:=[.$G$4]*[.F52]+[.$G$5]*[.H52]+[.$G$6]*[.I52]" table:style-name="ce3">
            <text:p>114.20</text:p>
          </table:table-cell>
          <table:table-cell office:value-type="float" office:value="114.30472207224214" table:formula="of:=[.$G$4]*[.F52]+[.$G$5]*[.H52]+[.$G$6]*[.I52]+[.J52]" table:style-name="ce3">
            <text:p>114.30</text:p>
          </table:table-cell>
          <table:table-cell office:value-type="float" office:value="113.76717263503069" table:formula="of:=[.$K$4]*[.F52]+[.$K$5]*[.H52]+[.$K$6]*[.I52]" table:style-name="ce3">
            <text:p>113.77</text:p>
          </table:table-cell>
          <table:table-cell office:value-type="float" office:value="121.40471325589617" table:formula="of:=[.I52]*[.$L$8]" table:style-name="ce1">
            <text:p>121.404713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1.4313637641589874" table:formula="of:=LOG([.G53])" table:style-name="ce3">
            <text:p>1.43</text:p>
          </table:table-cell>
          <table:table-cell office:value-type="float" office:value="38.646821632292657" table:formula="of:=[.G53]*[.H53]" table:style-name="ce3">
            <text:p>38.65</text:p>
          </table:table-cell>
          <table:table-cell office:value-type="float" office:value="-1.746668008140162E-5" table:formula="of:=(RAND()*2-1)*[.$G$7]" table:style-name="ce3">
            <text:p>0.00</text:p>
          </table:table-cell>
          <table:table-cell office:value-type="float" office:value="119.80319242519595" table:formula="of:=[.$G$4]*[.F53]+[.$G$5]*[.H53]+[.$G$6]*[.I53]" table:style-name="ce3">
            <text:p>119.80</text:p>
          </table:table-cell>
          <table:table-cell office:value-type="float" office:value="119.80317495851587" table:formula="of:=[.$G$4]*[.F53]+[.$G$5]*[.H53]+[.$G$6]*[.I53]+[.J53]" table:style-name="ce3">
            <text:p>119.80</text:p>
          </table:table-cell>
          <table:table-cell office:value-type="float" office:value="119.36954694764732" table:formula="of:=[.$K$4]*[.F53]+[.$K$5]*[.H53]+[.$K$6]*[.I53]" table:style-name="ce3">
            <text:p>119.37</text:p>
          </table:table-cell>
          <table:table-cell office:value-type="float" office:value="127.53451138656575" table:formula="of:=[.I53]*[.$L$8]" table:style-name="ce1">
            <text:p>127.5345114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1.4471580313422192" table:formula="of:=LOG([.G54])" table:style-name="ce3">
            <text:p>1.45</text:p>
          </table:table-cell>
          <table:table-cell office:value-type="float" office:value="40.520424877582137" table:formula="of:=[.G54]*[.H54]" table:style-name="ce3">
            <text:p>40.52</text:p>
          </table:table-cell>
          <table:table-cell office:value-type="float" office:value="-6.5582679784243814E-2" table:formula="of:=(RAND()*2-1)*[.$G$7]" table:style-name="ce3">
            <text:p>-0.07</text:p>
          </table:table-cell>
          <table:table-cell office:value-type="float" office:value="125.45559069543084" table:formula="of:=[.$G$4]*[.F54]+[.$G$5]*[.H54]+[.$G$6]*[.I54]" table:style-name="ce3">
            <text:p>125.46</text:p>
          </table:table-cell>
          <table:table-cell office:value-type="float" office:value="125.3900080156466" table:formula="of:=[.$G$4]*[.F54]+[.$G$5]*[.H54]+[.$G$6]*[.I54]+[.J54]" table:style-name="ce3">
            <text:p>125.39</text:p>
          </table:table-cell>
          <table:table-cell office:value-type="float" office:value="125.01910224978924" table:formula="of:=[.$K$4]*[.F54]+[.$K$5]*[.H54]+[.$K$6]*[.I54]" table:style-name="ce3">
            <text:p>125.02</text:p>
          </table:table-cell>
          <table:table-cell office:value-type="float" office:value="133.71740209602103" table:formula="of:=[.I54]*[.$L$8]" table:style-name="ce1">
            <text:p>133.717402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1.4623979978989561" table:formula="of:=LOG([.G55])" table:style-name="ce3">
            <text:p>1.46</text:p>
          </table:table-cell>
          <table:table-cell office:value-type="float" office:value="42.409541939069726" table:formula="of:=[.G55]*[.H55]" table:style-name="ce3">
            <text:p>42.41</text:p>
          </table:table-cell>
          <table:table-cell office:value-type="float" office:value="0.96636117781735553" table:formula="of:=(RAND()*2-1)*[.$G$7]" table:style-name="ce3">
            <text:p>0.97</text:p>
          </table:table-cell>
          <table:table-cell office:value-type="float" office:value="131.1534218130071" table:formula="of:=[.$G$4]*[.F55]+[.$G$5]*[.H55]+[.$G$6]*[.I55]" table:style-name="ce3">
            <text:p>131.15</text:p>
          </table:table-cell>
          <table:table-cell office:value-type="float" office:value="132.11978299082446" table:formula="of:=[.$G$4]*[.F55]+[.$G$5]*[.H55]+[.$G$6]*[.I55]+[.J55]" table:style-name="ce3">
            <text:p>132.12</text:p>
          </table:table-cell>
          <table:table-cell office:value-type="float" office:value="130.71419017338528" table:formula="of:=[.$K$4]*[.F55]+[.$K$5]*[.H55]+[.$K$6]*[.I55]" table:style-name="ce3">
            <text:p>130.71</text:p>
          </table:table-cell>
          <table:table-cell office:value-type="float" office:value="139.95148839893008" table:formula="of:=[.I55]*[.$L$8]" table:style-name="ce1">
            <text:p>139.9514884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1.4771212547196624" table:formula="of:=LOG([.G56])" table:style-name="ce3">
            <text:p>1.48</text:p>
          </table:table-cell>
          <table:table-cell office:value-type="float" office:value="44.313637641589871" table:formula="of:=[.G56]*[.H56]" table:style-name="ce3">
            <text:p>44.31</text:p>
          </table:table-cell>
          <table:table-cell office:value-type="float" office:value="-0.8322233700357109" table:formula="of:=(RAND()*2-1)*[.$G$7]" table:style-name="ce3">
            <text:p>-0.83</text:p>
          </table:table-cell>
          <table:table-cell office:value-type="float" office:value="136.89515543420893" table:formula="of:=[.$G$4]*[.F56]+[.$G$5]*[.H56]+[.$G$6]*[.I56]" table:style-name="ce3">
            <text:p>136.90</text:p>
          </table:table-cell>
          <table:table-cell office:value-type="float" office:value="136.06293206417322" table:formula="of:=[.$G$4]*[.F56]+[.$G$5]*[.H56]+[.$G$6]*[.I56]+[.J56]" table:style-name="ce3">
            <text:p>136.06</text:p>
          </table:table-cell>
          <table:table-cell office:value-type="float" office:value="136.45327360835938" table:formula="of:=[.$K$4]*[.F56]+[.$K$5]*[.H56]+[.$K$6]*[.I56]" table:style-name="ce3">
            <text:p>136.45</text:p>
          </table:table-cell>
          <table:table-cell office:value-type="float" office:value="146.23500421724657" table:formula="of:=[.I56]*[.$L$8]" table:style-name="ce1">
            <text:p>146.2350042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1.4913616938342726" table:formula="of:=LOG([.G57])" table:style-name="ce3">
            <text:p>1.49</text:p>
          </table:table-cell>
          <table:table-cell office:value-type="float" office:value="46.232212508862453" table:formula="of:=[.G57]*[.H57]" table:style-name="ce3">
            <text:p>46.23</text:p>
          </table:table-cell>
          <table:table-cell office:value-type="float" office:value="-2.9717291588629458E-2" table:formula="of:=(RAND()*2-1)*[.$G$7]" table:style-name="ce3">
            <text:p>-0.03</text:p>
          </table:table-cell>
          <table:table-cell office:value-type="float" office:value="142.67936091425591" table:formula="of:=[.$G$4]*[.F57]+[.$G$5]*[.H57]+[.$G$6]*[.I57]" table:style-name="ce3">
            <text:p>142.68</text:p>
          </table:table-cell>
          <table:table-cell office:value-type="float" office:value="142.64964362266727" table:formula="of:=[.$G$4]*[.F57]+[.$G$5]*[.H57]+[.$G$6]*[.I57]+[.J57]" table:style-name="ce3">
            <text:p>142.65</text:p>
          </table:table-cell>
          <table:table-cell office:value-type="float" office:value="142.23491580936573" table:formula="of:=[.$K$4]*[.F57]+[.$K$5]*[.H57]+[.$K$6]*[.I57]" table:style-name="ce3">
            <text:p>142.23</text:p>
          </table:table-cell>
          <table:table-cell office:value-type="float" office:value="152.56630127924609" table:formula="of:=[.I57]*[.$L$8]" table:style-name="ce1">
            <text:p>152.5663013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.505149978319906" table:formula="of:=LOG([.G58])" table:style-name="ce3">
            <text:p>1.51</text:p>
          </table:table-cell>
          <table:table-cell office:value-type="float" office:value="48.164799306236993" table:formula="of:=[.G58]*[.H58]" table:style-name="ce3">
            <text:p>48.16</text:p>
          </table:table-cell>
          <table:table-cell office:value-type="float" office:value="0.99080278686241008" table:formula="of:=(RAND()*2-1)*[.$G$7]" table:style-name="ce3">
            <text:p>0.99</text:p>
          </table:table-cell>
          <table:table-cell office:value-type="float" office:value="148.50469787535079" table:formula="of:=[.$G$4]*[.F58]+[.$G$5]*[.H58]+[.$G$6]*[.I58]" table:style-name="ce3">
            <text:p>148.50</text:p>
          </table:table-cell>
          <table:table-cell office:value-type="float" office:value="149.4955006622132" table:formula="of:=[.$G$4]*[.F58]+[.$G$5]*[.H58]+[.$G$6]*[.I58]+[.J58]" table:style-name="ce3">
            <text:p>149.50</text:p>
          </table:table-cell>
          <table:table-cell office:value-type="float" office:value="148.05777087925321" table:formula="of:=[.$K$4]*[.F58]+[.$K$5]*[.H58]+[.$K$6]*[.I58]" table:style-name="ce3">
            <text:p>148.06</text:p>
          </table:table-cell>
          <table:table-cell office:value-type="float" office:value="158.94383771058207" table:formula="of:=[.I58]*[.$L$8]" table:style-name="ce1">
            <text:p>158.943837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.5185139398778875" table:formula="of:=LOG([.G59])" table:style-name="ce3">
            <text:p>1.52</text:p>
          </table:table-cell>
          <table:table-cell office:value-type="float" office:value="50.110960015970285" table:formula="of:=[.G59]*[.H59]" table:style-name="ce3">
            <text:p>50.11</text:p>
          </table:table-cell>
          <table:table-cell office:value-type="float" office:value="-0.94172767262543711" table:formula="of:=(RAND()*2-1)*[.$G$7]" table:style-name="ce3">
            <text:p>-0.94</text:p>
          </table:table-cell>
          <table:table-cell office:value-type="float" office:value="154.36990792766665" table:formula="of:=[.$G$4]*[.F59]+[.$G$5]*[.H59]+[.$G$6]*[.I59]" table:style-name="ce3">
            <text:p>154.37</text:p>
          </table:table-cell>
          <table:table-cell office:value-type="float" office:value="153.42818025504121" table:formula="of:=[.$G$4]*[.F59]+[.$G$5]*[.H59]+[.$G$6]*[.I59]+[.J59]" table:style-name="ce3">
            <text:p>153.43</text:p>
          </table:table-cell>
          <table:table-cell office:value-type="float" office:value="153.92057541848862" table:formula="of:=[.$K$4]*[.F59]+[.$K$5]*[.H59]+[.$K$6]*[.I59]" table:style-name="ce3">
            <text:p>153.92</text:p>
          </table:table-cell>
          <table:table-cell office:value-type="float" office:value="165.36616805270194" table:formula="of:=[.I59]*[.$L$8]" table:style-name="ce1">
            <text:p>165.3661681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.5314789170422551" table:formula="of:=LOG([.G60])" table:style-name="ce3">
            <text:p>1.53</text:p>
          </table:table-cell>
          <table:table-cell office:value-type="float" office:value="52.070283179436672" table:formula="of:=[.G60]*[.H60]" table:style-name="ce3">
            <text:p>52.07</text:p>
          </table:table-cell>
          <table:table-cell office:value-type="float" office:value="0.59596351270664893" table:formula="of:=(RAND()*2-1)*[.$G$7]" table:style-name="ce3">
            <text:p>0.60</text:p>
          </table:table-cell>
          <table:table-cell office:value-type="float" office:value="160.27380737239451" table:formula="of:=[.$G$4]*[.F60]+[.$G$5]*[.H60]+[.$G$6]*[.I60]" table:style-name="ce3">
            <text:p>160.27</text:p>
          </table:table-cell>
          <table:table-cell office:value-type="float" office:value="160.86977088510116" table:formula="of:=[.$G$4]*[.F60]+[.$G$5]*[.H60]+[.$G$6]*[.I60]+[.J60]" table:style-name="ce3">
            <text:p>160.87</text:p>
          </table:table-cell>
          <table:table-cell office:value-type="float" office:value="159.82214116732692" table:formula="of:=[.$K$4]*[.F60]+[.$K$5]*[.H60]+[.$K$6]*[.I60]" table:style-name="ce3">
            <text:p>159.82</text:p>
          </table:table-cell>
          <table:table-cell office:value-type="float" office:value="171.83193449214102" table:formula="of:=[.I60]*[.$L$8]" table:style-name="ce1">
            <text:p>171.8319345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.5440680443502757" table:formula="of:=LOG([.G61])" table:style-name="ce3">
            <text:p>1.54</text:p>
          </table:table-cell>
          <table:table-cell office:value-type="float" office:value="54.042381552259648" table:formula="of:=[.G61]*[.H61]" table:style-name="ce3">
            <text:p>54.04</text:p>
          </table:table-cell>
          <table:table-cell office:value-type="float" office:value="0.61950418118563277" table:formula="of:=(RAND()*2-1)*[.$G$7]" table:style-name="ce3">
            <text:p>0.62</text:p>
          </table:table-cell>
          <table:table-cell office:value-type="float" office:value="166.2152807454795" table:formula="of:=[.$G$4]*[.F61]+[.$G$5]*[.H61]+[.$G$6]*[.I61]" table:style-name="ce3">
            <text:p>166.22</text:p>
          </table:table-cell>
          <table:table-cell office:value-type="float" office:value="166.83478492666512" table:formula="of:=[.$G$4]*[.F61]+[.$G$5]*[.H61]+[.$G$6]*[.I61]+[.J61]" table:style-name="ce3">
            <text:p>166.83</text:p>
          </table:table-cell>
          <table:table-cell office:value-type="float" office:value="165.76134849749644" table:formula="of:=[.$K$4]*[.F61]+[.$K$5]*[.H61]+[.$K$6]*[.I61]" table:style-name="ce3">
            <text:p>165.76</text:p>
          </table:table-cell>
          <table:table-cell office:value-type="float" office:value="178.33985912245683" table:formula="of:=[.I61]*[.$L$8]" table:style-name="ce1">
            <text:p>178.3398591</text:p>
          </table:table-cell>
          <table:table-cell table:number-columns-repeated="16370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ark Lehr</meta:initial-creator>
    <dc:creator>Howlader, Abdul@ARB</dc:creator>
    <meta:creation-date>2021-09-29T18:37:52Z</meta:creation-date>
    <dc:date>2024-10-21T04:36:27Z</dc:date>
    <meta:editing-cycles>2</meta:editing-cycles>
    <meta:editing-duration>PT20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2.6pt" svg:width="649.2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Dat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Function Behavior</text:p>
            </chart:title>
            <chart:grid chart:class="major" chart:style-name="GMa1"/>
          </chart:axis>
          <chart:series chart:label-cell-address="2ndOrderPolynomial.$J$10" chart:values-cell-range-address="2ndOrderPolynomial.$J$12:.$J$61" chart:class="chart:scatter" chart:attached-axis="primary-y" chart:style-name="G0S0">
            <chart:domain table:cell-range-address="2ndOrderPolynomial.$G$12:.$G$61"/>
            <chart:data-point chart:repeated="50"/>
          </chart:series>
          <chart:series chart:label-cell-address="2ndOrderPolynomial.$K$10" chart:values-cell-range-address="2ndOrderPolynomial.$K$12:.$K$61" chart:class="chart:scatter" chart:attached-axis="primary-y" chart:style-name="G0S1">
            <chart:domain table:cell-range-address="2ndOrderPolynomial.$G$12:.$G$61"/>
            <chart:data-point chart:repeated="50"/>
          </chart:series>
          <chart:series chart:label-cell-address="2ndOrderPolynomial.$L$10" chart:values-cell-range-address="2ndOrderPolynomial.$L$12:.$L$61" chart:class="chart:scatter" chart:attached-axis="primary-y" chart:style-name="G0S2">
            <chart:domain table:cell-range-address="2ndOrderPolynomial.$G$12:.$G$63"/>
            <chart:data-point chart:repeated="50"/>
          </chart:series>
          <chart:series chart:label-cell-address="2ndOrderPolynomial.$M$11" chart:values-cell-range-address="2ndOrderPolynomial.$M$12:.$M$61" chart:class="chart:scatter" chart:attached-axis="primary-y" chart:style-name="G0S3">
            <chart:domain table:cell-range-address="2ndOrderPolynomial.$G$12:.$G$61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2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09.6pt" svg:width="634.5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Dat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Function Behavior</text:p>
            </chart:title>
            <chart:grid chart:class="major" chart:style-name="GMa1"/>
          </chart:axis>
          <chart:series chart:label-cell-address="NLogN.$K$10" chart:values-cell-range-address="NLogN.$K$12:.$K$61" chart:class="chart:scatter" chart:attached-axis="primary-y" chart:style-name="G0S0">
            <chart:domain table:cell-range-address="NLogN.$G$12:.$G$61"/>
            <chart:data-point chart:repeated="50"/>
          </chart:series>
          <chart:series chart:label-cell-address="NLogN.$L$10" chart:values-cell-range-address="NLogN.$L$12:.$L$61" chart:class="chart:scatter" chart:attached-axis="primary-y" chart:style-name="G0S1">
            <chart:domain table:cell-range-address="NLogN.$G$12:.$G$61"/>
            <chart:data-point chart:repeated="50"/>
          </chart:series>
          <chart:series chart:label-cell-address="NLogN.$M$10" chart:values-cell-range-address="NLogN.$M$12:.$M$61" chart:class="chart:scatter" chart:attached-axis="primary-y" chart:style-name="G0S2">
            <chart:domain table:cell-range-address="NLogN.$G$12:.$G$61"/>
            <chart:data-point chart:repeated="50"/>
          </chart:series>
          <chart:series chart:label-cell-address="NLogN.$N$10" chart:values-cell-range-address="NLogN.$N$12:.$N$61" chart:class="chart:scatter" chart:attached-axis="primary-y" chart:style-name="G0S3">
            <chart:domain table:cell-range-address="NLogN.$G$12:.$G$61"/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